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text-properties style:font-name="Times New Roman" style:font-name-complex="Times New Roman1"/>
    </style:style>
    <style:style style:name="P3" style:family="paragraph" style:parent-style-name="Standard">
      <style:paragraph-properties>
        <style:tab-stops>
          <style:tab-stop style:position="3.247cm"/>
        </style:tab-stops>
      </style:paragraph-properties>
    </style:style>
    <style:style style:name="P4" style:family="paragraph" style:parent-style-name="Standard">
      <style:paragraph-properties fo:margin-left="0cm" fo:margin-right="-0.76cm" fo:text-align="justify" style:justify-single-word="false" fo:text-indent="0cm" style:auto-text-indent="false"/>
      <style:text-properties style:font-name="Times New Roman" fo:font-size="16pt" style:font-size-asian="16pt" style:font-name-complex="Times New Roman1" style:font-size-complex="16pt"/>
    </style:style>
    <style:style style:name="P5" style:family="paragraph" style:parent-style-name="Standard">
      <style:paragraph-properties fo:margin-left="0cm" fo:margin-right="-0.76cm" fo:text-align="justify" style:justify-single-word="false" fo:text-indent="0cm" style:auto-text-indent="false"/>
    </style:style>
    <style:style style:name="T1" style:family="text">
      <style:text-properties style:font-name="Times New Roman" fo:font-size="16pt" style:font-size-asian="16pt" style:font-name-complex="Times New Roman1" style:font-size-complex="16pt"/>
    </style:style>
    <style:style style:name="T2" style:family="text">
      <style:text-properties style:text-position="super 58%" style:font-name="Times New Roman" fo:font-size="16pt" style:font-size-asian="16pt" style:font-name-complex="Times New Roman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inaire Écoconception</text:h>
      <text:h text:style-name="Heading_20_1" text:outline-level="1">DINUM - DesignGouv</text:h>
      <text:h text:style-name="Heading_20_1" text:outline-level="1">16 décembre 2021</text:h>
      <text:p text:style-name="P2"/>
      <text:p text:style-name="P4"/>
      <text:p text:style-name="P5"><text:span text:style-name="T1">– Bonjour à toutes et à tous. Bienvenue. Aujourd’hui, on vous accueille pour notre quatrième session de formation. Aujourd’hui, cette formation est dédiée au sujet de l’écoconception. D’abord, on tient à vous remercier d’avoir été si nombreux à suivre nos différentes formations, sensibilisation au design, à la recherche, aux tests utilisateurs et à l’accessibilité numérique, vous pouvez les retrouver sur notre chaîne YouTube en rediffusion. Vous pouvez les regarder autant de fois que vous voulez, vous pouvez les partager, les aimer. En 2022, on aura un nouveau programme de formation avec un format similaire. On lancera aussi des nouveaux formats ateliers qui permettront à peut-être moins de personnes de les suivre, mais on pourra rentrer un peu plus dans les détails de chaque sujet qu’on a pu vous présenter et les nouveaux sujets de 2022. Aujourd’hui, c’est Richard Hanna, chargé de mission numérique écoresponsable à la Direction interministérielle du Numérique, qui nous fait l’honneur d’être avec nous pour nous parler d’écoconception, on sujet dont vous avez peut-être entendu parler et sur lequel vous êtes peut-être un peu curieux. Richard va pouvoir faire le lien entre écoconception, accessibilité numérique, inclusion des services numériques. Avant de lui laisser la parole, je voulais revenir... Nous, on est l’équipe design des services numériques, et nos missions, notre rôle, c’est vraiment d’accompagner les ministères à produire des services numériques plus inclusifs, plus responsables, et dans ce cadre, on a notamment un dispositif qui s’appelle l’observatoire de la qualité des démarches en ligne qui nous permet de suivre les démarches numériques et nous assurer qu’elles soient accessibles à un plus grand nombre de Françaises et de Français. Je laisse maintenant la parole à Richard.</text:span></text:p>
      <text:p text:style-name="P5"><text:span text:style-name="T1">– Bonjour à tous, Richard Hanna, je suis chargé de mission numérique écoresponsable à la Dinum. C’est une mission sur laquelle je reviendrai un peu en détail plus tard. Le sommaire du jour, je vous invite à table, le menu, c’est : que vous évoque l’écoconception de service numérique ? On va jouer pendant les une heure et demie, car il y aura une demi-heure de questions-réponses, on va explorer le sujet, l’état des lieux des impacts environnementaux du numérique, assez rapidement, aussi sur la mission </text:span><text:soft-page-break/><text:span text:style-name="T1">au sein de l’Etat. Je reviendrai un peu sur ce qu’on fait. Ce qu’est l’analyse du cycle de vie par rapport à l’écoconception, l’écoconception des services numériques. J’espère que vous êtes prêts. On va y aller tout de suite, si vous pouvez ouvrir dans un nouvel onglet de navigateur, je vais partager l’écran. C’est Kahoot.it, et puis le code, c’est 799 1786. Vous avez à l’écran normalement... l’idée, c’est de mettre un pseudo, un nom, voilà. Rejoignez-nous. On va l’utiliser pendant toute la présentation, c’est parsemé de questions pendant tout le long, ce n’est pas pour vous tester, on va bien rigoler, vous allez voir, et gardez-le bien ouvert pendant toute la présentation. Ah, pardon, j’ai zappé le Kahoot... Gardez-le bien ouvert, kahoot.it, code 799 1786. Vous êtes nombreux, c’est cool. Donc, gardez-le bien ouvert pendant toute la présentation puisqu’on va faire des questions, on va revenir sur la présentation, etc., donc histoire de vous garder éveillés et de bonne humeur. Vous verrez avec le direct qu’il y aura un petit peu de décalage, dix ou quinze secondes de décalage entre la présentation et le Kahoot. Pas de panique. Pour chaque question, ça va durer une minute, donc je pense que ce sera bon le temps de lire les réponses et de répondre. Après, je pense aussi à ceux qui vont regarder cette présentation en replay, mais malheureusement, désolé, on ne pourra pas faire de quizz en replay, mais tout de même, vous pouvez quand même regarder cette présentation sans désagrément, c’est juste que vous ne pourrez pas forcément participer. Et puis, tant pis pour vous ! Il fallait être là ! Non, non, je plaisante. Ça sera regardable aussi en replay. </text:span></text:p>
      <text:p text:style-name="P5"><text:span text:style-name="T1">On est déjà 137 personnes. C’est magnifique. On attend un petit peu. Sachant que vous pouvez nous rejoindre en cours de route, kahoot.it, 799 1786, il y a encore du monde qui se connecte. On va y aller. Ah, il y a encore du monde qui arrive... On va attendre encore quelques secondes, je vois encore du monde qui arrive, parce que je vais vous poser tout de suite une question. Ça sera une question ouverte.</text:span></text:p>
      <text:p text:style-name="P5"><text:span text:style-name="T1">Je vais vous la donner tout de suite : que vous évoque l’écoconception ? Voilà. En un mot. C’est un champ de saisie de vingt caractères. Que vous évoque l’écoconception ? Mettez tout ce qui vous passe par la tête. C’est vraiment pour démarrer tranquillement cette matinée. On va y aller. C’est parti. Formation écoconception, trois, deux, un...</text:span></text:p>
      <text:p text:style-name="P5"><text:span text:style-name="T1">Donc, que vous évoque l’écoconception de service numérique ? Tapez votre réponse. Vous avez une minute.</text:span></text:p>
      <text:p text:style-name="P5"><text:span text:style-name="T1">Pendant ce temps-là, je bois un thé. N’hésitez pas aussi peut-être à saisir des métiers concernés, tout ce qui vous passe par la tête. Ça rame un petit </text:span><text:soft-page-break/><text:span text:style-name="T1">peu chez moi. Donc, c’est cool, ça veut dire qu’il y a beaucoup de participation. 108 réponses, 110... OK, parfait. Pour rappel, il y aura un petit décalage entre l’arrêt du Kahoot et la vidéo que vous visionnez, il y a peut-être une dizaine de secondes de décalage, mais pas de panique. Et le résultat... Respectueuse de l’environnement, de la nouveauté, sobriété, responsabilité, environnement, écologie, planète, beaucoup de sobriété, sobriété numérique aussi qui arrive tout en haut, responsable, durabilité, minimiser l’impact, approche humaine, UX design, énergie, préservation... C’est vraiment super. Je ne sais pas si on pourra avoir... Ce serait bien de garder une capture d’écran de ce moment. Merci pour votre participation. On va revenir sur la présentation. Gardez bien le Kahoot ouvert, on va y revenir. Et puis, avant d’entrer dans le vif du sujet sur l’écoconception de service numérique, je vous invite à prendre un peu de hauteur. Selon plusieurs indicateurs, la population humaine sur terre, la consommation d’énergie, la consommation d’eau, les mobilités des personnes et des biens aussi, les transports des biens, les télécommunications, le tourisme international, etc., nous vivons une grande accélération depuis très récemment, depuis moins d’un siècle, et cette grande accélération, c’est une composante de l’ère actuelle qu’on appelle l’anthropocène, c’est-à-dire la période dans laquelle nous vivons où les activités humaines ont des conséquences sur l’écosystème terrestre. Parmi les conséquences les plus connues aujourd’hui, ce sont évidemment le changement climatique, dû aux activités humaines, mais aussi l’effondrement très récent de la biodiversité au point qu’on parle de la sixième extinction de masse des espèces, la plus rapide de l’histoire de la Terre. Revenons à notre sujet, le numérique. D’ailleurs, je vous invite davantage à parler des numériques, des activités numériques car les activités du numérique, il y en a de toutes sortes : les activités liées aux cryptomonnaies, les NFT ou les projets de Métavers ont peu de choses à voir avec des démarches en ligne, accéder à un horaire de bus ou envoyer une photo à mamie pour Noël. Salut Mamie si tu nous regardes.</text:span></text:p>
      <text:p text:style-name="P5"><text:span text:style-name="T1">En parlant de Métavers, je vous invite à mettre vos lunettes de réalité virtuelle. Nous allons partir sur les impacts du numérique... j’espère que vous n’êtes pas comme sur cette photo et qu’on a pu avoir la parité dans l’audience. Salut Zuckerberg si tu nous regardes...</text:span></text:p>
      <text:p text:style-name="P5"><text:span text:style-name="T1">Tout démarre dans une mine. L’industrie minière est l’une des industries les plus voraces mais aussi les plus destructrices. Un artiste a tenté de représenter après utilisation d’énormément d’eau et de produits chimiques </text:span><text:soft-page-break/><text:span text:style-name="T1">ce que ça représente en termes de production et, bien sûr, de rejets et de déchets toxiques, ce qui est extrait du sol. Là, la représentation de la boule en 3D dans cette photo, c’est dans une mine de cuivre... Cette petite boule, elle équivaut 6500 tonnes de cuivre. Je parle de ça parce que le numérique repose principalement sur l’extraction minière. Les impacts environnementaux du numérique ne sont pas que des gaz à effet de serre. Par exemple, le cobalt, c’est l’un des minerais essentiels pour la transition énergétique, les voitures électriques mais aussi le numérique, la transition numérique. Au Congo, par exemple il y aurait 4000 enfants creuseurs qui extraient du cobalt jusqu’à 12h par jour dans des conditions bien sûr dangereuses pour seulement un à deux dollars par jour. Ça, c’est selon l’UNICEF et Amnesty International. C’est pour ça qu’il faut considérer qu’à ce jour, comme beaucoup de nos activités humaines, le numérique, comme les autres activités, n’est pas soutenable malheureusement. Il n’y a pas de secret, car notamment, il repose sur cet extractivisme prédateur et dangereux. La fin de vie de nos équipements maintenant, les fameux DEEE, les déchets d’équipements électriques et électroniques, notamment des accidentés, la gestion des déchets n’est pas plus glorieuse. Selon Interpol, trois quarts des équipements des pays riches partent dans des décharges sauvages, notamment dans les pays du sud, le Ghana, le Nigeria, l’Asie du Sud-Est sont devenus des plaques tournantes pour les DEEE. Alors, en France, on est quand même exemplaires sur le sujet, il y a une bonne gestion des DEEE. Ce n’est pas encore parfait, mais voilà. Mais globalement, les pays occidentaux ne sont pas tous alignés sur ce sujet. Je vous invite à enlever vos casques de réalité virtuelle, j’espère que l’expérience n’a pas été trop éprouvante et le voyage pas trop mouvementé. Je vous invite à revenir sur le quizz. Si vous nous rejoignez que maintenant... Je n’ai pas le code, là... Peut-être le rappeler dans le chat. Vous avez normalement le code dans le chat. </text:span></text:p>
      <text:p text:style-name="P5"><text:span text:style-name="T1">Quelle est la part du numérique dans les émissions mondiales de gaz à effet de serre en 2020 selon vous ? Est-ce que c’est 0,56% ? Est-ce que c’est 2 à 4% ? Est-ce que c’est 10 à 15% ? Ou bien 47 à 49% ? Vous avez à peu près encore trente secondes. Quelle est la part du numérique dans les émissions mondiales de gaz à effet de serre en 2020 ?</text:span></text:p>
      <text:p text:style-name="P5"><text:span text:style-name="T1"><text:s/>Parfait. Effectivement, c’est 2 à 4% des émissions de gaz à effet de serre en 2020. Bravo aux 71 personnes qui ont bien répondu. Nous avons en tête Cel. Bravo Cel. Mais rien n’est joué. Ce n’était que la première question. Deuxième question : comment lutter contre le gaspillage </text:span><text:soft-page-break/><text:span text:style-name="T1">numérique ? Allonger la durée de vie des équipements, réduire l’usage du numérique ? Regarder moins de vidéos en streaming ? Jeter les ordinateurs dans les poubelles de recyclage ? Passer directement à la 6G ? Je suis sûr qu’il y a du monde qui veut passer à la 6G... Parfait. Personne ne veut passer à la 6G ! Je me suis trompé. Alors, regarder moins de vidéos en streaming si vous voulez, mais voilà, il n’y a pas... Ça ne va pas faire avancer grandement les choses. C’est surtout allonger la durée de vie des équipements et réduire l’usage du numérique, c’est Laurent D. qui a pris la tête. On va revenir à la présentation. Gardez toujours le quizz ouvert. Effectivement, l’impact sur le climat du secteur numérique représente entre 2,1 et 3,9% des émissions mondiales de gaz à effet de serre. Voilà, c’est à partir d’une étude qui a fait une synthèse de toutes les autres études. Aujourd’hui, on ne peut qu’évoquer une fourchette sur l’impact du numérique sur le climat, compte tenu de fortes incertitudes. Toutes nos activités doivent s’inscrire dans les limites planétaires et pas que le CO2, c’est aussi l’effondrement de la biodiversité, la déforestation, la consommation d’eau, la crise climatique, etc., et les activités numériques doivent aussi se faire en conscience de ces limites planétaires. Donc, vos activités au quotidien. Ayez conscience de ces limites-là et effectivement de l’impact du numérique. Comme on l’a vu, lutter contre le gaspillage, c’est effectivement deux leviers essentiels, c’est allonger la durée de vie des équipements et réduire la quantité de numérique, en fait. Réduire la quantité de ressources numériques nécessaires à nos usages et à nos besoins. Je vais présenter rapidement la mission interministérielle. Peut-être que vous avez eu déjà pas mal d’écho, mais globalement, c’est, depuis février 2020, l’Etat, le service public qui souhaitent être exemplaires, notamment à travers la démarche service public écoresponsable, qui s’adresse à tous les sujets : mobilité, chauffage, même alimentation, ce qu’on mange à la cantine par exemple à la Dinum. Mais aussi sur les activités numériques de l’administration publique. C’est ainsi que la mission interministérielle numérique écoresponsable, qui est pilotée par le ministère de la Transition écologique, et la Dinum est née, et on est en charge avec mon collègue Olivier de coordonner les travaux et les actions notamment du ministère, mais on discute aussi avec les collectivités publiques, avec tout l’écosystème numérique plus responsable, je ne peux pas tous les citer, l’Institut du numérique responsable, l’Eco Info, voilà, pas mal d’acteurs, Halte à l’obsolescence programmée... Merci à tout l’écosystème d’œuvrer en ce sens. En plus de </text:span><text:soft-page-break/><text:span text:style-name="T1">la mise en œuvre d’actions pour réduire l’empreinte environnementale du numérique de l’Etat, nous publions des guides, des référentiels pour sensibiliser ou documenter la démarche. C’est ainsi qu’en avril dernier, on a publié le guide pratique pour des achats numériques responsables, notamment produit par la Direction des achats de l’Etat et l’Institut du numérique responsable. C’est plutôt destiné aux acheteurs. Mais aussi aux fournisseurs, du coup. Il y a quelques semaines, nous avons publié l’impact des bonnes pratiques numériques écoresponsables au sein des directions avec l’ADEME, le ministère de la transition écologique et notamment la mise en œuvre d’un informatique responsable... Ces illustrations ont été produites dans l’objectif de quantifier les actions, les bonnes pratiques et quelles sont les priorités entre les actions individuelles et les actions collectives sur le périmètre d’une organisation. Spoiler : les actions collectives ont forcément plus d’impact. Concernant l’écoconception, notre sujet du jour, en octobre, on a sorti le référentiel général d’écoconception des services numériques avec comme copilote la Dinum, le ministère de la Transition écologique, l’ADEME et l’Institut du numérique responsable. Le référentiel est toujours disponible en ligne en version bêta. On travaille actuellement à la production de la version une en tenant compte des retours lors de la consultation publique, et peut-être que vous faites partie des gens qui nous ont envoyé des retours, des commentaires. Voilà. On espère le sortir début 2022, mais on a encore pas mal de travail, et j’y reviendrai d’ailleurs, sur le référentiel, parce que ça fait partie d’un des sujets de ce matin. </text:span></text:p>
      <text:p text:style-name="P5"><text:span text:style-name="T1">Pour compléter le référentiel d’écoconception, nous avons publié une boîte à outils d’une dizaine d’outils également, de logiciels libres et open source, principalement dédiés à l’évaluation de l’empreinte environnementale d’un service numérique, et j’y reviendrai aussi un peu plus tard ce matin. Et puis, à venir, un guide qui est pas mal attendu, un guide un peu plus général qui traite de tous les sujets, pas que l’achat, pas que l’écoconception des services numériques, qui est coproduit avec l’Institut du numérique responsable, encore eux, mais aussi avec des dizaines de contributeurs comme Eco Info, etc. Voilà. Ça arrive, on espère, début 2022. On a encore un petit peu de travail. C’est la dernière ligne droite. Et puis on prépare les plans d’action 2022 de nos chers ministères avec des actions concrètes sur vraiment tous les sujets : stratégie et gouvernance, sensibilisation, formation évidemment, mais aussi réduction des achats, l’achat durable, les services numériques, la </text:span><text:soft-page-break/><text:span text:style-name="T1">gestion des serveurs, le réemploi, le réemploi qu’on a mis dans le « fin d’usage » et puis le recyclage, la bonne gestion des DEEE, les déchets électroniques... On espère publier les plans d’action pour que ça puisse servir à d’autres début 2022. Il y a encore également beaucoup de travail. Et merci à nos ministères de s’engager. On va revenir sur le quizz. </text:span></text:p>
      <text:p text:style-name="P5"><text:span text:style-name="T1">Hop. Pour rappel, le lien du quizz, c’est kahoot.it dans votre navigateur, et vous mettez comme code 799 1786. Si tout le monde est prêt, on va le lancer. Une question sur notre mission : quel document n’a-t-on pas publié ? Le guide pratique pour des achats numériques responsables ? Le référentiel général d’écoconception des services numériques ? L’impact des bonnes pratiques numériques écoresponsables au travail ? Le guide d’achats des cadeaux numériques pour un Noël écoresponsable ? C’est facile ! Le guide pratique pour des achats numériques responsables, le référentiel général d’écoconception de service numérique... l’impact des bonnes pratiques au travail ou le guide d’achats des cadeaux numériques pour un Noël écoresponsable ? Et joyeux Noël à vous. Bon, il y a un indice. J’ai mis mon pull de Noël. Evidemment, c’est le guide d’achat de Noël.</text:span></text:p>
      <text:p text:style-name="P5"><text:span text:style-name="T1">Peut-être qu’on le fera un jour, mais ce n’est pas prévu tout de suite dans notre feuille de route. Très bien.</text:span></text:p>
      <text:p text:style-name="P5"><text:span text:style-name="T1">123 bonnes réponses. Katia en tête, bravo à toi. </text:span></text:p>
      <text:p text:style-name="P5"><text:span text:style-name="T1">On va revenir sur la présentation. Vous l’aurez compris, on va de temps en temps zapper de l’un à l’autre.</text:span></text:p>
      <text:p text:style-name="P5"><text:span text:style-name="T1">C’est cool, on est dans les temps. On va parler de notre sujet du jour : l’écoconception de services numériques. Déjà, une petite définition : qu’est-ce qu’un service numérique ? C’est une définition qui est maintenant un peu partagée par tout l’écosystème, un service numérique est constitué de l’ensemble des matériels, logiciels, infrastructures qui permettent de réaliser une action numérique, par exemple consulter le solde de son compte en banque, surtout avant les fêtes où c’est super bas, commencer son panier de légumes (si possible locaux et bio), etc. Tenir compte de toute cette infrastructure avec des serveurs, le réseau et les terminaux utilisateurs. Qu’est-ce que l’écoconception ? C’est une démarche pour réduire les impacts environnementaux d’un produit ou d’un service. Pas forcément que le service numérique, là, c’est vraiment la définition générale. C’est une démarche sur tout le cycle de vie du service. C’est une norme, la norme IEC 62 430, anciennement 14 062. Peu importe, cela pose la norme mais ce n’est pas la réponse à tout, bien </text:span><text:soft-page-break/><text:span text:style-name="T1">évidemment. Rien ne dit qu’on peut écoconcevoir un service numérique comme n’importe quel service ou produit, mais sachez qu’il y a une norme liée à la question de l’écoconception, et puis, globalement, l’écoconception, il faut garder en tête que c’est une démarche en amélioration continue. Avec l’écoconception, on a aussi l’analyse de cycle de vie qui est une démarche normée également par les normes ISO 14 040 et 14 044 qu’il faut également avoir à l’esprit quand il s’agira d’évaluer l’empreinte du service numérique, de quantifier des ordres de grandeur ou des gains liés à l’écoconception. </text:span></text:p>
      <text:p text:style-name="P5"><text:span text:style-name="T1">Et puis, l’analyse du cycle de vie appliquée aux services numériques, déjà, c’est, comme toute analyse de cycle de vie, définir l’unité fonctionnelle comme par exemple commander mon panier bio de légumes, évaluer l’impact des équipements physiques sous-jacents (data center, réseaux, équipement utilisateur) à toutes les étapes du cycle de vie (fabrication, usage et fin de vie), en tenant compte de plusieurs indicateurs environnementaux pour éviter les transferts de pollution. On a mis un peu les grands indicateurs : consommation d’énergie primaire, émissions de gaz à effet de serre, consommation de ressources abiotiques, consommation d’eau. Je remercie Gauthier Roussilhe pour l’infographie. Et il y a la fin de vie, le transport, qui sont des étapes du cycle de vie qui sont encore peu connues en termes d’impact et qui parfois ne sont pas prises en compte dans les analyses de cycle de vie. Mais grosso modo, et d’ailleurs, on va le voir juste après, ce qui est important, c’est de connaître l’empreinte globale du numérique et pas juste l’empreinte carbone. Connaître l’empreinte carbone du numérique ne suffit pas. Vous trouverez des acteurs qui vous parlerons de l’empreinte carbone du numérique et ça se réduit souvent à l’usage des data centers, parfois même un seul tiers, par exemple la seule consommation d’électricité à l’usage, ce qui ne suffit pas, c’est juste le petit bloc en haut à gauche. Donc, méfiez-vous de ça. Il faut vraiment avoir une vue systémique de tous les impacts. C’est ce qu’on appelle les scope 1, 2, 3, je n’y reviendrai pas dans cette présentation ce matin. Il faut garder aussi l’esprit quels sont les impacts environnementaux les plus importants : est-ce que c’est à la fabrication ou à l’usage des équipements ? Selon différents indicateurs environnementaux, c’est en majorité à la fabrication des équipements que les impacts environnementaux sont les plus importants. Et puis quels sont les impacts environnementaux les plus importants, est-ce que ce sont les équipements utilisateurs ou les data centers ? A tort, on pense souvent aux </text:span><text:soft-page-break/><text:span text:style-name="T1">data centers, mais en fait, non, ce sont les terminaux utilisateurs parce que les équipements utilisateurs sont beaucoup plus nombreux que les équipements des data centers. Et comme on le voit dans le schéma à droite, en tenant compte encore une fois de plusieurs indicateurs environnementaux, les équipements utilisateurs ont beaucoup plus d’impact. Tout ça pour dire, ce n’est pas pointer sur les utilisateurs ou les data centers, tout le monde doit faire sa part, mais mettre toutes les actions sur le seul périmètre data center, c’est un peu dommage, de tout mettre seulement sur le dos des utilisateurs, non plus en fait. Il faut vraiment tenir compte de tous les aspects et, bien sûr, s’il s’agit de prioriser, c’est de réduire, comme on l’a vu tout à l’heure, l’obsolescence des équipements utilisateurs. On va revenir sur le quizz parce que je vous sens un peu endormis, là ! Hop. Petite question : à votre avis, pourquoi écoconcevoir un service numérique ? Est-ce qu’il s’agit de donner une bonne image et d’en parler sur les réseaux sociaux ? Très important ! Est-ce que c’est pour réduire la contribution à l’obsolescence des matériels ? Est-ce que c’est pour augmenter l’audience de votre service numérique ? Pour réduire le risque que les réseaux soient saturés ? Pour rappel, vous pouvez encore nous rejoindre sur kahoot.it, code 799 1786. Pourquoi écoconcevoir un service numérique ? Donner une bonne image ? Réduire la contribution à l’obsolescence des équipements ? Augmenter l’audience de votre site Web ou de vos services numériques ? Réduire le risque que les réseaux saturent ? Encore quelques secondes...</text:span></text:p>
      <text:p text:style-name="P5"><text:span text:style-name="T1"><text:s/>Parfait. Il y a cinq personnes qui se sont trompées, sur les réseaux, non, il n’y a pas trop de risque. Il y a tellement d’infrastructures réseau qu’en fait, le risque, c’est plutôt en termes de data centers, de serveurs, si ce n’est pas bien dimensionné. Quand ça tombe, c’est surtout les serveurs. Ce qu’on a connu lors des confinements. C’est plutôt en termes de serveurs. Les réseaux ont été très peu impactés malgré Netflix, malgré les visioconf, les webinaires, etc.</text:span></text:p>
      <text:p text:style-name="P5"><text:span text:style-name="T1">Donc, l’écoconception, c’est effectivement réduire l’obsolescence des matériels principalement.</text:span></text:p>
      <text:p text:style-name="P5"><text:span text:style-name="T1">Way Street en premier. Deuxième question : quel indicateur pour mesurer l’impact environnemental du numérique ? Les émissions de gaz à effet de serre ? La consommation d’électricité ? Le taux d’incidence ? De multiples impacts : CO2, eau, épuisement des ressources naturelles... ? </text:span></text:p>
      <text:p text:style-name="P5"><text:span text:style-name="T1">Il vous reste encore quelques secondes pour répondre. Le taux d’incidence, pour info, on en est à 509. Mais ce n’est pas notre sujet. Il y </text:span><text:soft-page-break/><text:span text:style-name="T1">a quand même deux personnes qui mettent... Je pense que c’est pour rigoler, le taux d’incidence... Non, ce n’est pas les émissions de gaz à effet de serre, en tout cas, ça ne suffit pas. C’est un des indicateurs, mais effectivement, il faut tenir compte de multiples indicateurs, comme on l’a vu dans la présentation. Troisième question... Pardon, il y a le classement... Vous êtes 36 joueurs à avoir donné cinq bonnes réponses, bravo à vous, notamment sans doute Camille, bravo à toi, Camille. Il y a Katia qui s’accroche, Jihes... Troisième question : qu’est-ce que l’analyse de cycle de vie ? Une méthode pour profiter de la vie car elle est trop courte ? Une méthode popularisée par le film le Roi Lion ? Vous savez, le cycle De la vie... Pour évaluer les impacts environnementaux sans transfert de pollution ? Pour mesurer l’usure des batteries ? Ça se mesure en cycle de rechargement. Qu’est-ce que l’analyse de cycle de vie ? Une méthode pour profiter de la vie car elle est vraiment trop courte ? Une méthode popularisée par le film Le Roi Lion ? Hakuna matata... Pour évaluer les impacts environnementaux sans transfert de pollution ? Pour mesurer l’usure des batteries ? Les cycles de rechargement de nos batteries. J’espère que vous avez la bonne réponse. Effectivement, c’est le roi Lion ! Non, pardon... C’est évaluer les impacts environnementaux sans transfert de pollution. 145 bonnes réponses. Chapeau, bravo. Vous êtes vraiment très bien, ce matin. Camille qui s’accroche, mais il n’y a pas beaucoup d’écart de points. On va revenir sur la présentation. On va continuer dans notre déroulé. On l’a vu, pourquoi écoconcevoir des services numériques ? On a parlé de l’obsolescence. Pourquoi ? Les logiciels contribuent à l’obsolescence des matériels, par exemple, 80% des équipements qui quittent une organisation sont parfaitement fonctionnels, on ne change pas nos terminaux utilisateurs parce qu’ils ne fonctionnent plus mais parce qu’ils rament, ils rament parce que des logiciels sont toujours plus gourmands, et d’ailleurs, on parle d’obésiciel. C’est un mot valise entre « obésité » et « logiciel ». Pour faire le parallèle avec l’industrie des énergies fossiles, le logiciel est devenu une usine à gaz. Voilà. Désolé ! C’est trop lourd. Et puis, point d’attention, l’écoconception, c’est vraiment comme des nouvelles bonnes pratiques et non pas une surcouche ou quelque chose à siloter, mais vraiment, l’écoconception, c’est intégré dans un cercle vertueux, comprenant les référentiels, les règlements existants, les bonnes pratiques existantes, notamment sur l’accessibilité avec le RGAA, le référentiel général d’amélioration de l’accessibilité, le référentiel général de sécurité pour la </text:span><text:soft-page-break/><text:span text:style-name="T1">sécurité, les RGI pour l’interopérabilité, le règlement général pour la protection des données. Voilà. C’est intégré, c’est... Alors, par rapport aux autres enjeux, évidemment, l’accessibilité, c’est réglementaire, vous êtes obligé de l’appliquer notamment dans le service public. L’écoconception, pour l’instant, ça reste une démarche volontaire, il n’y a pas encore d’assise réglementaire, mais on espère que ça viendra. J’y reviendrai. Et puis, l’écoconception, c’est aussi des questions à se poser par exemple en amont, faut-il numériser ? Est-ce qu’une solution non numérique aurait été plus efficace ? C’est aussi réduire les fonctionnalités en amont, répondre exactement aux besoins des utilisateurs... On rejoint un peu des sujets d’UX, des sujets de recherche UX d’ailleurs qui ont été traités lors d’une formation précédente par l’équipe Design. Il y a aussi le développement sans gaspillage ou au plus juste. Ce n’est pas qu’un sujet pour les développeurs, mais voilà, on peut s’appuyer sur les approches agiles, et pour les développeurs, peut-être sur toute la notion de craftsmanship, intégrer aussi l’accessibilité dans ce développement sans gaspillage, et ne pas hésiter aussi à refuser, quand il y a des propositions déconnantes, ne pas hésiter à dire non. </text:span></text:p>
      <text:p text:style-name="P5"><text:span text:style-name="T1">Et puis, là, peut-être plus adressé aux développeurs, mais c’est vraiment en impliquant toute l’équipe, c’est d’itérer et s’adapter aux changements, on en a parlé grâce aux approches agiles par exemple, éviter l’over-engineering. On met peut-être trop de complexité dès le début d’un projet, des couches d’abstraction, des dépendances... Faisons simple pour répondre à un besoin utilisateur. Et puis, effectivement, je ne vois pas souvent ça, ça vient aussi avec les approches artisanales du logiciel, c’est de découpler la réponse au besoin métier des solutions techniques. De ne pas forcément prendre la solution technique et dire : c’est la solution qui répond aux besoins, mais plutôt partir vraiment sur la solution technique et pouvoir découpler du framework, du code pour que ça puisse être plus pérenne, plus maintenable. Je n’ai pas forcément le temps de développer ce sujet, mais peut-être lors des questions-réponses, on peut l’envisager.</text:span></text:p>
      <text:p text:style-name="P5"><text:span text:style-name="T1">Alors, là, il y a une série de cinq questions sur Kahoot. On va revenir sur le quizz.</text:span></text:p>
      <text:p text:style-name="P5"><text:span text:style-name="T1">Cinq questions. Kahoot.it, 799 1786, vous pouvez toujours nous rejoindre sur le jeu et même d’ailleurs, par rapport à la compétition dans le classement, vous avez encore toutes vos chances puisque les trois dernières questions compteront double. C’est parti. L’écoconception, c’est, pour vous... L’optimisation du code ? L’optimisation de la </text:span><text:soft-page-break/><text:span text:style-name="T1">performance de votre application ? Une interrogation des besoins ? L’écoconception, c’est un sujet d’abord de développeurs ou de développeuses ? Optimisation de code ? De performance de votre application ? Une interrogation des besoins ? Un sujet d’abord de développeurs ou de développeuses ? Moi, j’aurais dit développeurs... C’est à eux de faire du code propre franchement ! Est-ce que vous êtes... En plus, c’est en case vert, c’est du green code ! J’espère que vous avez choisi cette réponse. Bravo à la seule personne qui a répondu la case verte, le green code, le sujet d’abord de développeurs et de développeuses, mais ce n’était pas la bonne réponse ! Effectivement, l’écoconception parmi toutes ces mauvaises réponses, il y en avait une bonne, c’était une interrogation des besoins avant tout et non pas la recherche de la performance. Mais j’y reviendrai d’ailleurs sur la performance. Camille qui s’accroche, c’est cool. Deuxième question : l’écoconception, c’est aussi : d’abord réduire la consommation d’énergies des centres de données ? C’est d’abord le retour au Minitel ? C’est réduire globalement la consommation d’énergie et d’électricité du numérique ? C’est une démarche impliquant tous les métiers ? Il y a trois mauvaises réponses et une bonne réponse. Choisissez bien la bonne réponse. C’est : d’abord réduire la consommation d’énergies des centres de données ? Le retour au Minitel ? Très pratique, le Minitel. Réduire globalement la consommation d’électricité du numérique ? Ou une démarche impliquant tous métiers ? C’est une démarche impliquant tous les métiers. Bravo aux 137 bonnes réponses. Et non pas juste réduire la consommation d’énergie des centres de données, comme on l’a vu tout à l’heure, c’est vraiment une toute petite partie du sujet. Et donc, effectivement, comme on l’a vu, c’est impliquer, pas que les développeurs, mais aussi les designers, voilà... J’y reviendrai aussi après pour compléter la réponse. Camille R toujours en tête, suivie de J-F. @ Mavana, Jihes, NIOT et Belisoft. </text:span></text:p>
      <text:p text:style-name="P5"><text:span text:style-name="T1">L’écoconception et la sécurité : est-ce que l’écoconception et la sécurité sont amies car l’écoconception permet de réduire la surface d’attaque ? Est-ce qu’elles sont totalement opposées ? Est-ce que ce sont des sujets à gérer séparément par les bonnes personnes expertes ? Ou bien est-ce qu’elles permettent d’avoir un service numérique accessible et sanctuarisé ? L’écoconception et la sécurité... elles sont amies parce que ça permet de réduire la surface d’attaque ? Elles sont totalement opposées ? Ce sont des sujets à gérer séparément par les bonnes </text:span><text:soft-page-break/><text:span text:style-name="T1">personnes expertes ? Ou bien elles permettent d’améliorer l’accessibilité et d’avoir un service numérique sanctuarisé ? Eviter les ransomwares...</text:span></text:p>
      <text:p text:style-name="P5"><text:span text:style-name="T1">Alors, ah, vous n’êtes pas d’accord ! La sécurité ne permet pas d’avoir forcément un service numérique accessible et sanctuarisé, mais ce sont des sujets amis car l’écoconception permet de réduire la surface d’attaque tout simplement parce qu’on fait moins de numérique et en fait, on fait des choses beaucoup plus simples, notamment avec des solutions techniques comme pour le Web, par exemple, tout ce qui est pages statiques qui ne comportent pas de technologie serveur, etc. Donc, une petite pensée à tous ceux qui ont eu des problèmes dernièrement avec Lock for J et des packages Java, pensée émue pour vous. C’est vraiment un gros sujet, la sécurité et la cybersécurité. Est-ce qu’il nous reste une question ? Alors, Murielle, bravo à toi. J-F. @ Mavana, Anne F, je crois savoir qui c’est, d’ailleurs Murielle aussi... Aurore B aussi. Je connais plein de gens. Mais ne trichez pas ! C’est cool... Et puis, je crois que c’est la dernière question de nos cinq questions : qu’est-ce qu’une démarche low tech ? C’est une solution technique open source et gratuite ? C’est une démarche opposée aux innovations technologiques ? C’est une solution technique simple, sobre, maîtrisée, maintenue et réparable ? Ou plutôt une solution technique fonctionnant sur Atari ? </text:span></text:p>
      <text:p text:style-name="P5"><text:span text:style-name="T1">Plutôt open source et gratuite ? Une démarche opposée aux innovations technologiques ? Une solution simple, sobre, maîtrisée, maintenue et réparable ? Ou bien une solution technique fonctionnant sur Atari ? Est-ce qu’Atari, c’est low tech ? Ce n’est pas trop dur... Effectivement. Bon. Voilà. C’est vraiment une solution technique simple, sobre, maîtrisée et réparable. Effectivement, l’open source peut y contribuer. Ça fait partie des sujets low tech, mais pas forcément. Mais effectivement, l’open source peut répondre à la définition de solution technique simple, sobre, maîtrisée, maintenue et réparable. C’est la dernière question de cette petite série. On garde le quizz ouvert. Toujours Murielle en tête. Et on y reviendra tout à l’heure. On va poursuivre. Je vais revenir un petit peu sur les différentes questions. C’est cool, on est encore dans les temps. C’est rare. Alors, vous faites fausse route si, pour vous, l’écoconception, c’est : uniquement de l’optimisation, ou au contraire, le green code, ça n’existe pas... Désolé ! Pour moi, ça n’existe pas, c’est plutôt de l’optimisation de code, de l’optimisation algorithmique ou logicielle, mais ce n’est pas de l’écoconception. Vous faites fausse route si, pour vous, l’écoconception est un sujet de recherche de performance. En fait, la performance, c’est </text:span><text:soft-page-break/><text:span text:style-name="T1">très souvent une conséquence de l’écoconception, pas l’inverse. On peut très bien avoir une page Web qui s’ouvre en une seconde tout en chargeant en continu des mégaoctets d’images, de vidéo, avec des techniques de préloading ou de chargement différé des contenus. Vous faites fausse route si pour vous l’écoconception est un sujet d’abord de développeur ou de développeuse. L’écoconception concerne tous les métiers impliqués à la conception d’un service numérique, ça peut être un représentant de métier, un chef de projet, une cheffe de projet, les designers, les experts accessibilité, les développeurs, l’hébergeur aussi... Je pense aussi à une catégorie de publics qui ne sont jamais cités, je pense aux contributeurs qui sont derrière, les utilisateurs finaux des solutions aussi qu’il faut également impliquer, parce que les contributeurs, c’est eux qui rentrent les images, les contenus, qui créent des articles, et souvent, je vois des problèmes liés à une mauvaise conception ou un contenu qui a été publié, dus à des erreurs liées à ce qui est rentré dans les systèmes de gestion de contenus, notamment des images de 4 MO, des vidéos non optimisées... Vous faites fausse route si, pour vous, c’est réduire d’abord l’énergie des centres de données. S’intéresser en effet à une seule partie de l’infrastructure qui sous-tend un service numérique ne suffit largement pas. Vous faites fausse route si, pour vous, l’écoconception sert à réduire la consommation d’électricité globalement du numérique. Ce n’est en effet pas le seul indicateur, le seul facteur à prendre en compte. Il s’agit surtout de réduire la consommation d’informatique, de numérique, en tenant compte de la fabrication des équipements. Et puis, vous faites fausse route si, pour vous, l’écoconception ne sert pas à interroger les besoins et les usages des utilisateurs et aussi du métier et en termes de marketing, de communication, etc. Le retour au Minitel, je n’y reviens même pas. Voilà. </text:span></text:p>
      <text:p text:style-name="P5"><text:span text:style-name="T1">OK. On poursuit. Démarche low tech, on l’a vu, c’est solutions techniques simples, sobres, maîtrisées, bien dimensionnées, maintenues et réparables, comme notre ami Wall-E qui n’est sans doute pas low tech mais qu’on a découpé en petits morceaux. On arrive au référentiel général d’écoconception de service numérique, RGES, pour les intimes. C’est un référentiel qui est issu du guide des bonnes pratiques produit par l’Institut du numérique responsable, le GR 791. On est repassés dessus avec tout un groupe de travail avec notamment l’ADEME, le ministère de la Transition écologique, l’Institut du numérique responsable et nous, côté Dinum, et avec des dizaines de contributeurs, je ne peux pas tous les citer, </text:span><text:soft-page-break/><text:span text:style-name="T1">mais il y a eu notamment l’Inria, merci à vous, et le public cible, comme on l’a dit, c’est encore une fois tous les métiers, vraiment, j’insiste ce matin sur ce sujet. Ce n’est pas que les développeurs, c’est tous les métiers liés à la conception d’un service numérique. Le référentiel s’adresse vraiment à tout le monde, les chefs de projet, les assistants à maîtrise d’ouvrage, les maîtrises d’œuvre aussi, les product owners, les UX researchers, designer, graphistes, développeurs, DevOps, rédacteurs et rédactrices Web... Le référentiel est disponible sur notre site Ecoresponsable.numérique.gouv.fr. Son contenu, c’est huit thématiques : stratégie, spécifications, architecture, UX/UI, contenus, frontend, backend et hébergement, actuellement 79 critères, mais c’est amené à bouger suite à la consultation publique, c’est orienté sur la réduction ou la limitation des impacts environnementaux, il s’intègre en complément du RGAA sur l’accessibilité, la sécurité, etc. donc, vraiment, c’est axé sur les sujets environnementaux. Ensuite, c’est un ensemble de questions à se poser, c’est des critères qui peuvent être vérifiables, qui sont génériques. C’est compliqué d’avoir des choses génériques en numérique, en tout cas dans la conception de services numériques, on n’a pas voulu faire un référentiel de conception des sites Web, on a essayé d’avoir des choses très génériques, mais si c’est vrai que beaucoup de choses vont davantage parler aux concepteurs de sites Web. Et intemporel, on peut dire ça dans le numérique, il n’y a rien d’intemporel, ça bouge tellement vite, mais l’idée, c’est qu’on ne traite pas des sujets liés à une technologie ou au dernier framework du moment ou le dernier, je ne sais pas... Bref, on ne va pas parler par exemple de Jamstack ou de React ou de quoi que ce soit mais plutôt des choses génériques et intemporelles qui parlent à tout le monde. Plutôt des sujets de stratégie, des sujet de design. Voilà. Et puis, dans l’idée, ce sont des critères qui permettent de se faire un audit de son service numérique. Le plus souvent, je pense, dans un premier temps, ce sera de l’auto-audit par l’équipe elle-même pour évaluer où est-ce qu’elle en est. Si vous avez beaucoup d’argent , vous faites un audit externe, si vous avez identifié des experts sur le sujet. Et puis, donc, c’est 79 questions auxquelles vous répondez par oui, par non ou non applicable selon votre contexte, sachant que oui étant favorable à la réduction des impacts environnementaux de votre service numérique. Un critère, ça ressemble à quoi ? En fait, on a une formulation de critères assez générique sous forme de question, et c’est complété par trois éléments très inspirés du référentiel Opquast. L’objectif de ce critère, en quoi ça </text:span><text:soft-page-break/><text:span text:style-name="T1">permet de réduire l’impact environnemental ? On ne donne pas des éléments de mesure. C’est très compliqué. Mais en tout cas, on donne des indications globalement sur pourquoi ça permet par exemple de réduire la contribution à l’obsolescence des équipements utilisateurs, etc. Des exemples de mise en œuvre où, là, on peut donner des exemples de mise en œuvre, par exemple dans le Web, etc. Et puis le moyen de test pour l’auditeur ou l’auditrice, que ce soit dans l’équipe ou en externe. Voilà. On a dit que, parfois, ça peut être automatisable sur des sujets techniques, mais globalement, c’est très peu automatisable, il faut de l’être humain derrière pour auditer. Voilà. On va revenir, parce que je vous sens un peu endormis, là ! On va revenir sur le quizz pour jouer. Là, il y a deux questions.</text:span></text:p>
      <text:p text:style-name="P5"><text:span text:style-name="T1">Cette question compte double : quel critère ne figure pas dans le Référentiel d’écoconception de service numérique ? Le service numérique est utilisable sur des terminaux datant de cinq ans minimum ? L’utilisateur décide de l’activation d’un service tiers, vidéo par exemple ? Technologies standards plutôt que des technologies propriétaires ? Ou bien un thème sombre par défaut ? Lequel ne fait pas partie du référentiel ? C’est un peu dur, parce que je n’ai pas détaillé ce que contient le référentiel, mais il est disponible depuis octobre, peut-être que vous l’avez lu déjà. Mais voilà, peut-être que vous trouverez la bonne réponse... Service numérique utilisable sur des terminaux de cinq ans minimum, l’utilisateur décide de l’activation d’un service tiers, envisager plutôt des technologies standards plutôt que propriétaires, ou fournir un thème sombre par défaut ? Evidemment, une grande majorité sur le thème sombre par défaut. Ce n’est pas un sujet du référentiel d’écoconception. Fournir un thème sombre, comme je l’ai déjà vu ailleurs, d’ailleurs, ce n’est pas de l’écoconception. Un service numérique... Il y a beaucoup de réponses sur : le service numérique est utilisable sur des terminaux datant de cinq ans minimum... En fait, vous avez totalement tort, désolé ! C’est très, très important, le sujet de l’âge des terminaux utilisateurs, c’est produire des services numériques qui soient accessibles ou en tout cas fonctionnant sur des équipements les plus anciens possibles. C’est le véritable enjeu de l’écoconception. Deuxième question... Alors, Anne prend la tête. Fred en deuxième, Aurore en troisième. C’est cool. Yuna et Ugo termine la marche. Deuxième question : quel critère ne figure pas dans le référentiel ? Attention, c’est dans la thématique hébergement. L’hébergement signataire du code de conduite européen sur les </text:span><text:soft-page-break/><text:span text:style-name="T1">datacentres ? Qu’est-ce que c’est que ça... ? Hébergement neutre en carbone ? Hébergement qui a une politique de gestion durable de ses équipements ? Et hébergement qui fournit des indicateurs d’impacts environnementaux ? Quel est l’intrus ? Lequel ne figure pas dans le référentiel ? Ce n’est pas évident, mais ça compte double. Plus que quelques secondes... Ah, je m’y attendais. Bon, je vous ai piégés là-dessus. Effectivement, vous êtes nombreux avoir dit : le Code de conduite européen sur les datacentres, et c’est bien qu’on en parle aujourd’hui parce que c’est un Code de conduire qui est finalement très peu connu, c’est le premier élément à prendre en compte dans le référentiel. D’ailleurs, il arrive en tout premier sur le sujet. En fait, c’est déjà un référentiel à lui tout seul. Si vous ne connaissez pas, regardez. Effectivement, l’intrus, c’est l’hébergement neutre en carbone. Là, fuyez. De toute façon, la plupart maintenant des hébergeurs vous promettent de la neutralité carbone. Sachant que vous avez un avis de l’ADEME que la neutralité carbone n’existe pas à l’échelle d’une organisation. Et encore moins à l’échelle d’un datacentre. Donc, la neutralité carbone ne peut s’envisager qu’à l’échelle planétaire ou à l’échelle éventuellement d’un pays, mais surtout pas à l’échelle d’une organisation ou d’un datacentre. Voilà. Désolé ! Et puis, en termes de classement, toujours Anne, bravo à toi, talonnée par Aurore. On va repasser sur la présentation encore une fois.</text:span></text:p>
      <text:p text:style-name="P5"><text:span text:style-name="T1">Effectivement, je l’ai mis en exemple, le critère dans la thématique stratégie, le service numérique est-il utilisable sur des terminaux datant de cinq ans minimum ? C’est un des sujets les plus importants du référentiel. Donc, comme on l’a vu, comme l’objectif est de contribuer à ne pas contribuer à l’obsolescence des terminaux, donc avoir des services qui fonctionnent sur des terminaux les plus anciens possibles, donc tester vos services sur ces derniers. On a beaucoup de retours sur ce critère-là, on nous a parlé des systèmes d’exploitation, du fait qu’il faut les mettre à jour, etc. Ce n’est pas un sujet de système d’exploitation, encore une fois, c’est un sujet de terminal utilisateur. Dans l’idée, on n’a pas besoin d’avoir le dernier iPhone ou le dernier ordinateur pour accéder à votre service numérique, mais on peut très bien avoir un téléphone datant d’il y a six ans. Mon téléphone date d’il y a six ans et je peux accéder à à peu près tout. Globalement, cinq ans minimum reste quand même assez peu ambitieux, entre nous, on peut aller au-delà. Mais on verra pour faire évoluer ce critère-là. Voilà un petit peu comment sont construits les </text:span><text:soft-page-break/><text:span text:style-name="T1">critères du référentiel. Je vous invite vraiment à regarder... On n’a pas le temps de voir les 79 ce matin, évidemment ! Et puis, comme on l’a vu dans la question, c’était un peu pour ça, pour que vous voyiez un peu les différents critères, on a parlé des critères liés à l’hébergement, c’est vrai que c’est un gros sujet mais ça ne suffit pas, les critères liés à l’hébergement. Mais voilà, en tout cas, il y a... Oubliez tout ce qui est neutralité carbone, compensation, etc., c’est surtout des engagements dans le Code de conduite européen. Et ça, on voit ça assez peu souvent. Les politiques de gestion durable des équipements. Il y a très peu d’hébergeurs qui vont vous dire qu’ils réemploient des équipements ou qu’ils font des choses à ce sujet. Ils vont tout de suite vous parler d’énergie verte... D’ailleurs, la question énergétique est dans le référentiel, mais c’est fort possible qu’on l’élimine pour des questions de green washing. Voilà un petit peu pour la partie hébergement. Donc, le référentiel général d’écoconception des services numériques, le RGESN, est disponible au format PDF... Non, pardon, au format Web, CSV et Json sur notre site ecoresponsable.numerique.gouv.fr, mais n’y allez pas tout de suite, ce sera pour après cette matinée avec nous. Peut-être faire un focus aussi... On avait une question sur les applications, privilégier les applications propriétaires versus les technologies standards. Petit parallèle : si vous voulez un petit focus là-dessus, on est encore dans les temps, donc on peut le voir, par exemple, une application native, une application mobile, effectivement, c’est installable sur l’écran d’accueil, on peut avoir des notifications, on peut... L’inconvénient, c’est qu’il faut une version pour chaque plateforme... Le poids des applications mobiles est souvent très lourd. Si vous activez la mise à jour automatique, autant dire que tous les mois, ça se met à jour sans que vous ne vous en rendiez compte. Et puis, tout cela est lié à un store propriétaire, un store fermé. Vous connaissez les problèmes liés au fait de dépendre du Playstore ou de l’Applestore. Il s’agit simplement à chaque fois de remplacer un seul gros fichier, et chaque utilisateur doit se télécharger ce gros fichier. Alors qu’envisager une application Web standard, c’est installable sur l’écran d’accueil. Il faut le savoir. Avec tout ce qui est progressive Web App, service worker, toutes les API java script Web, aujourd’hui, on peut faire des choses vraiment super et ne pas forcément développer des applications natives, et avec que des technologies standards et ouvertes, open source. On peut donc les installer sur l’écran d’accueil. C’est plus facile sur Android, il y a un problème sur Apple, ils ne veulent pas </text:span><text:soft-page-break/><text:span text:style-name="T1">faciliter la chose. Tant pis pour eux. On peut faire des notifications. J’ai mis seulement sur Android, mais on peut simuler également des notifications par SMS, etc. Tout est possible. Et puis, vous ne dépendez pas d’une plateforme contrairement aux applications mobiles, vous êtes maître du jeu, vous pouvez mettre à jour votre application par petits bouts, mettre à jour une page, etc. Vraiment, vous maîtrisez la mise à jour fichier par fichier. Et puis, généralement, une application Web, c’est dix fois plus léger qu’une application native et il n’y a pas ce côté de mise à jour, hop, annuler-remplacer, de toute l’application. C’est un exemple de pourquoi on a poussé le critère technologie standard plutôt que propriétaire. En dehors de tout le sujet obsolescence de logiciels qui contribue à l’obsolescence matérielle bien évidemment. Pour compléter ce petit focus un peu technologique, quelques retours d’expérience aussi de mise en place notamment du Référentiel général d’écoconception au ministère de la Transition écologique . Je salut Geoffrey Arthaud du ministère de nous avoir remonté ce retour d’expérience sur le Système national d’enregistrement des demandes de logement locatif social. Il nous remonte que, déjà, le périmètre a concerné la création d’un nouveau module pour la recherche avancée de dossiers, tout cela pour, à terme, décommissionner un autre module qui avait été détourné de son usage normal. Ça arrive très souvent dans le logiciel, c’est ce qu’on appelle le shadow IT. Donc, la démarche d’écoconception qu’ils ont réalisée a été effectuée en trois étapes, et c’est super intéressant, parce que la première étape, c’était d’abord sensibiliser l’équipe à l’écoconception, c’est ce qu’on fait aujourd’hui ce matin. Mais bon, clairement, ce matin, ça ne suffira pas, il faut rentrer dans le détail. Ensuite, il y a eu du coaching produit. Je ne sais pas exactement dans le détail ce qu’ils ont fait, mais en tout cas, ce qui est intéressant, c’est que ce n’était pas un coaching des développeurs, c’est un coaching produit. C’est encore une fois à souligner. Et puis, ils ont réalisé un bilan final qualitatif sur l’application du Référentiel général d’écoconception, des critères du référentiel d’écoconception, et puis, ils ont constaté qu’ils validaient un peu moins de la moitié des critères juste sur ce module de recherche et qu’il y avait pas mal d’axes d’amélioration. Autre retour d’expérience, merci à Gauthier Roussilhe qui a travaillé sur ce sujet. Sur le site La Refonte du Low Tech Lab, c’est une association, pour la refonte de son site, ils ont d’abord réinterrogé le parcours utilisateur parce que, avant, on arrivait sur le site sur la page d’accueil... On avait tout de suite une carte Google Map </text:span><text:soft-page-break/><text:span text:style-name="T1">des initiatives low tech, donc ils ont réinterrogé ce parcours et ils se sont posé la question de quelles sont les conditions d’accès, parce que, voilà, suivant le profil de l’utilisateur, sa localisation, est-ce qu’il a besoin d’avoir tout de suite accès à une carte Google Map ? Je ne sais pas, une carte centrée sur la France par exemple, pas forcément. Ils ont donc revu en détail ce parcours-là pour avoir un parcours un peu plus sobre en données qui ne démarre pas forcément sur une carte. Et la carte finalement arrive en fin de parcours pour indiquer la localisation. Et ce n’est plus une Google Map mais une Open Street Map. Voilà un peu pour ce focus vraiment sur une partie de la refonte du Low Tech Lab. Je vous invite à aller voir le site, il y a bien d’autres sujets d’écoconception, je ne reviens pas sur le traitement très différent des usages, etc. Autre retour d’expérience, merci à toi Marie de m’avoir suggéré l’idée parce que c’est effectivement un exemple qui est très indiqué à chaque fois : l’écoconception, voilà, l’exemple, c’est le Solar Low Tech Magazine... Alors oui et non. Je vais faire mon esprit chagrin ce matin. Parce que, effectivement, il y a une réflexion globalement sur ce qui est vraiment nécessaire, le logo format texte, pas de polices de caractères personnalisées par exemple, un effet sur les images, comme sur le Low Tech Lab, pour en réduire le poids, mais globalement, je pense que ce n’est pas forcément que ça, l’écoconception, notamment par rapport au fait que le site Web soit hébergé sur un mini-ordinateur qui fonctionne à l’énergie solaire. Pour moi, ça n’est pas de l’écoconception, c’est plutôt une expérimentation, ils voulaient tendre vers une forme d’autonomie, et concrètement, ce n’est pas un modèle qui est réplicable. D’ailleurs, il ne faudrait pas le répliquer parce qu’il faudrait faire une analyse de cycle de vie, mais concrètement, héberger, en tenant compte de l’achat du panneau scolaire, du mini-ordinateur, de la consommation d’énergie, etc., je pense qu’on n’est pas très vertueux sur le sujet. Donc, n’hébergez pas votre site sur un mini-ordinateur avec un panneau solaire. Il vaut mieux mutualiser dans les data centers où, là, il y a des gains du fait du passage à l’échelle, etc. Voilà pour ce sujet. Mais je suis vraiment preneur de vos retours sur ça lors de la séance de questions-réponses. Et puis, j’en parlais tout à l’heure, on a publié une boîte à outils de logiciels libres et open source, notamment liée à l’évaluation de l’empreinte ou de l’écoconception d’un service numérique, car de nombreux outils sont apparus ces dernières années, souvent des produits payants, dont la méthodologie est tout sauf transparente, donc attention. Et là, nous avons décidé en fait de référencer </text:span><text:soft-page-break/><text:span text:style-name="T1">une dizaine d’outils, des logiciels libres et open source, dont la méthodologie est d’ailleurs transparente. C’est communément accepté comme outil. Par exemple, l’outil extension Green IT Analysis, c’est une extension d’un navigateur permettant d’évaluer les impacts environnementaux d’une page Web sous forme d’éco-index et ce qui sous-tend cette page Web, l’aspect réseaux et serveurs, évalué à partir d’une analyse de cycle de vie. Elle donne aussi quelques bonnes pratiques pour améliorer certains sujets techniques. Pour les usages côté serveur, on peut peut-être pointer sur l’outil Scaphandre, qui est aussi open source, c’est un agent de monitoring permettant de mesurer la consommation d’énergie finale, et qui est conçu pour s’insérer dans une chaîne de monitoring existante. D’autres outils comme CodeCarbon, par exemple, s’intéressent aux impacts des algorithmes d’ intelligence artificielle, ce sont plutôt des packages Python par exemple. Ce qui est étonnant avec ces outils, c’est que beaucoup sont développés par des Français. Cocorico. En tout cas, si vous êtes là, bravo à vous et merci pour ce que vous faites. Bien sûr, il y a des outils anglo-saxon qu’on n’a pas référencés notamment, comme Website Carbon. On parle souvent de ce service-là. Il ne tient compte que d’une partie infime, comme on l’a vu tout à l’heure, sur la consommation d’électricité et ne tient pas compte de la fabrication des équipements, par exemple. Voilà pour ça. On est dans les temps, c’est cool. On va finir par une conclusion et je vais revenir un petit peu sur le quizz tout à l’heure. Peut-être, en guise de conclusion, dire où on en est au niveau réglementaire. En novembre dernier, la loi Réduction de l’empreinte environnementale du numérique a été adoptée avec différents sujets sur la formation, la prise de conscience de l’impact environnemental du numérique du grand public mais aussi des étudiants, limiter le renouvellement des appareils numériques, très important, favoriser des usages numériques écologiquement vertueux avec notamment l’élaboration d’un référentiel général d’écoconception des services numériques, l’article 25... Alors, pour information, nous, le référentiel qu’on a produit, ce n’est pas pour répondre à cette loi. C’est arrivé bien en amont. Alors, après... Sachant que, là, ce qui était visé, les organismes visés, c’était le CSA, l’ADEME et l’Arcep, sachant que le référentiel, nous, on a en co-porteur l’ADEME, on a invité l’Arcep à y contribuer aussi. Peu importe qui va porter le référentiel, l’important est que la démarche avance. Après, il y a des sujets promotion des datacenters moins énergivores, des réseaux moins énergivores, et un sujet </text:span><text:soft-page-break/><text:span text:style-name="T1">important, peut-être qu’on a des collectivités connectées ce matin, si vous ne l’aviez pas encore en visibilité, c’est la stratégie numérique écoresponsable dans les territoires. Donc, vous devrez faire votre stratégie numérique responsable lorsque vous êtes une collectivité de plus de 50 000 habitants. Et on est là aussi bien sûr pour faire avancer le sujet et apporter des guides et outils permettant de faire cette stratégie. Un petit focus aussi... Je vais juste boire un peu d’eau, hop. Un petit focus sur le système de design de l’Etat, qui a été publié il y a il me semble un peu moins d’un an. C’est un ensemble de composants, d’interfaces prêts à l’emploi, accessibles et relativement sobres... Je dis « relativement » parce qu’il y a encore des efforts à faire, mais c’est déjà très bien d’avoir des composants uniformisés. Et accessibles. Ils permettent de facilement développer des sites et applications de l’Etat. Vous n’avez pas le droit, en tant qu’association ou entreprise, de l’utiliser, bien évidemment, et d’ailleurs, ce ne sont pas tous les établissements publics, mais en tout cas tous les sites et applications de l’Etat. Allez sur systeme-de-design.gouv.fr qui est assez intéressant. Et notre site, qui est à 100% conçu avec ces composants-là. J’ai vraiment eu du plaisir à le concevoir. On est toujours dans les temps, c’est cool. Un sujet peut-être qui est aussi à explorer, c’est l’aspect dénumériser. C’est vrai qu’on est encore une fois, comme je l’ai dit dans l’introduction, à accélérer la numérisation, mais posons-nous, peut-être qu’il y a des sujets où on peut dénumériser, ou en tout cas ne pas numériser. Un petit exemple qui m’avait fait bien marrer, à une conférence, passage en scène, à l’entrée de la conférence pour comptabiliser les entrées, il n’y avait pas de badgeuse ou de téléphone, il n’y avait pas de pass sanitaire à l’époque, et on avait deux boîtes de conserve et on mettait des haricots dans chacune des boîtes pour chaque jour à chaque fois qu’on venait à l’événement. Comme ça, ils avaient une évaluation du nombre de participants. C’est un petit sujet anecdotique, mais voilà, on peut envisager d’autres sujets, ou peut-être avoir une version non numérique d’un service numérique, voilà, envisager cette possibilité-là. Et puis une citation que j’aime beaucoup : l’outil convivial, concevons des outils conviviaux, c’est-à-dire des outils simples, pauvres, transparents, qui seraient des humbles serviteurs, plutôt que des outils élaborés, complexes, secrets, qui seraient des maîtres arrogants. Ça, c’est la pensée écologique d’Ivan Illich, notamment un livre de 1972, La Convivialité, qui est vraiment à lire et qui est toujours d’actualité malgré son grand âge. Et puis d’autres conseils de lecture : </text:span><text:soft-page-break/><text:span text:style-name="T1">Sobriété du numérique de Frédéric Bordage, l’Age des Low Tech et puis Ivan Illich, la Convivialité... L’Age des Low Tech, ce n’est pas que le sujet du numérique, il y a quelques pages sur le sujet du numérique, et La Convivialité, c’est sur tous les sujets de société, l’automatisation, l’industrialisation, et vraiment, vous pouvez très bien faire le parallèle avec nos activités numériques d’aujourd’hui. Autre conseil de lecture, je l’ai beaucoup cité lors de notre présentation parce que c’est quelqu’un également avec qui on travaille, Gauthier Roussilhe, designer-chercheur qui a produit pas mal de documentation, notamment dernièrement « Situer le numérique », vous cherchez ça dans votre moteur de recherche, vous le trouverez, et « écoconception, le brouillard à venir », qui est aussi une autocritique ou une critique de l’écoconception vraiment importante à prendre en compte. Et avant de repasser sur le quizz, quelques éléments à emporter avec vous, à retenir en tout cas : l’écoconception et les enjeux environnementaux du numérique, selon différents critères environnementaux, l’empreinte du numérique est majoritairement à la fabrication des équipements utilisateurs, l’obésiciel contribue à l’obsolescence des équipements, l’écoconception, c’est d’abord mieux penser et réduire les fonctionnalités en amont pour répondre exactement au besoin utilisateur. On ne peut pas écoconcevoir du code. Comme on l’a vu. C’est de l’optimisation algorithmique, ce n’est pas de l’écoconception. L’écoconception, c’est une revue globalement des besoins et des fonctionnalités. Mais un service entier, un acte métier, en impliquant tous les métiers et pas que les développeurs. Utiliser le moins de ressources numériques possibles dans toutes vos activités numériques tout en gardant la même qualité de service, notamment dans l’Etat, le service public, il faut quand même... Je ne dis pas qu’il faut arrêter de produire un service public, mais voilà, qu’on ait la même qualité de service avec moins de ressources informatiques. Et il faut mesurer, mais mesurer pour mesurer ne sert à rien, c’est pour mesurer les améliorations sur les objectifs qu’on s’est fixés, et pour un numérique plus responsable en tenant compte d’abord de l’accessibilité. Franchement, si vous faites de l’écoconception sans accessibilité, passez votre tour. Ça ne sert à rien. Faisons d’abord de l’accessibilité, du respect de la vie privée, de l’humain, de l’environnement. Et puis ce que je souhaite, c’est un numérique vraiment réalloué à l’intérêt général, parce que ce n’est pas vraiment là où on se dirige actuellement avec tout l’aspect NFT, cryptomonnaies, etc. et puis les 5 R du zéro déchet </text:span><text:soft-page-break/><text:span text:style-name="T1">appliqués au numérique, ce serait quoi, ou en tout cas l’écoconception ? J’y ai un peu réfléchi, je me suis dit : refuser les fonctionnalités non essentielles et les solutions propriétaires, je ne sais pas ce que vous en pensez, n’hésitez pas à compléter tout à l’heure; réduire les dépendances, cultiver l’indépendance, réemployer des briques open source mais aussi les équipements qui vont servir à la conception du service numérique, recycler, pour créer un tout autre produit avec notamment des briques open source; rendre à la terre, dans le sens produire des communs numériques, ouvrir les codes et les données, très important, documenter la démarche d’écoconception. Voilà un peu mes 5 R. J’espère que vous partagez ce point de vue. Et puis, je vous invite à ce qu’on retourne pour une dernière question sur le quizz. Je vous attends...</text:span></text:p>
      <text:p text:style-name="P5"><text:span text:style-name="T1"><text:s/>Vous pouvez aussi nous rejoindre. Kahoot.it, 799 1786. Donc, c’est notre dernière question. Dans une démarche d’écoconception, comment éviter le green washing ? Surtout, ne pas être à l’écoute de vos utilisateurs ? Investir dans une campagne de communication ? Documenter la démarche d’écoconception ? Compenser les émissions CO2 du service numérique ? Je dis bien « comment éviter » le green washing. Surtout, ne pas être à l’écoute de vos utilisateurs, investir dans une campagne de communication, documenter la démarche d’écoconception, compenser les émissions CO2 du service numérique ? Vous avez un petit peu la définition du... Il y a trois réponses qui définissent le green washing et il y en a une qui permet de l’éviter. Plus que quelques secondes. Evidemment, c’est documenter la démarche d’écoconception. Pour les quelques personnes qui ont dit « compenser les émissions CO2 du service numérique », vous êtes en plein green washing, désolé ! Et puis, surtout ne pas être à l’écoute de vos utilisateurs, non ! C’est ça, justement, l’écoconception, c’est vraiment d’être à leur écoute. C’est pour ça que ça rejoint, comme l’a dit Marine en introduction, les sujets des autres formations sur la recherche UX, sur l’UX en général et de tenir compte du besoin des utilisateurs. Donc effectivement, c’est documenter la démarche d’écoconception... L’écoconception, c’est un bon outil de green washing si les besoins des utilisateurs ne vous intéressent pas, ou peu importe le service rendu ou le produit vendu, voilà... Vous faites une communication un peu tapageuse. Et puis une démarche non documentée parce que le concurrent risquerait de vous copier, le saligaud ! Voilà. Si vous validez ces quatre points, vous avez réussi votre démarche d’écoblanchiment. Félicitation à vous. On va revenir sur Kahoot pour les </text:span><text:soft-page-break/><text:span text:style-name="T1">résultats. C’est Anne F, bravo à toi. Et je crois savoir qui tu es, tu dois être spécialiste de l’écoconception, donc tu as triché ! Bravo à toi, Anne. Bravo à Aurore B et Yuna en troisième. C’était vraiment cool. Qu’est-ce que j’ai d’autre... ? Hop. On va revenir et je vais passer la main à toi, Marine.</text:span></text:p>
      <text:p text:style-name="P5"><text:span text:style-name="T1">– Très bien. Super.</text:span></text:p>
      <text:p text:style-name="P5"><text:span text:style-name="T1">– Je crois que tu as ton micro coupé... Ça y est.</text:span></text:p>
      <text:p text:style-name="P5"><text:span text:style-name="T1">– Merci beaucoup Richard et bravo aux gagnantes, c’étaient trois femmes, je crois, sur le podium. On a beaucoup de remarques sur le pull de Noël, tout le monde veut ton pull ! Donc, on ne va pas pousser à la consommation... Ouh là là !</text:span></text:p>
      <text:p text:style-name="P5"><text:span text:style-name="T1">– Quoi ?</text:span></text:p>
      <text:p text:style-name="P5"><text:span text:style-name="T1">– La touche pour terminer tout ça. </text:span></text:p>
      <text:p text:style-name="P5"><text:span text:style-name="T1">Alors, on a une reco de lecture qui a été ajoutée dans le chat pour ceux qui ne re gardaient pas le chat, de la part de Xavier Grimo : L’Enfer numérique, voyage au bout d’un like de Guillaume Pitron*, je ne sais pas si tu veux rebondir, Richard ?</text:span></text:p>
      <text:p text:style-name="P5"><text:span text:style-name="T1">– Non, mais effectivement, il est connu pour deux bouquins, La Guerre des Métaux, il me semble, et l’Enfer du Like, mais ce sont des bouquins que je n’ai pas lus, donc je ne peux pas réagir sur le sujet. Après, j’ai eu des échanges avec une géologue minière de l’association SystExt il n’y a pas longtemps, voilà, je vous invite à voir ce qu’ils ont produit, ils ont sorti un rapport dernièrement sur les controverses minières, je l’ai mis dans les slides au début, c’est sur toutes les activités minières et pas que le numérique, puisque le numérique n’utilise que des sous-produits de l’activité minière.</text:span></text:p>
      <text:p text:style-name="P5"><text:span text:style-name="T1">– Très bien, merci Richard. Il y avait un commentaire assez intéressant de Sophie de Quatre Barbes dans le chat qui disait : en réduisant l’obsolescence, on peut augmenter son audience et on peut aussi parler de ce qu’on fait pour valoriser les bonnes pratiques. C’est un commentaire qui pour moi est vraiment percutant. On peut très facilement faire le lien avec l’inclusion numérique en rendant aussi des services accessibles plus inclusifs à un plus grand nombre. Là, on voit le lien entre les deux sujets. Il y a quelque chose que tu as dit, Richard, qui était : il ne faut pas hésiter à dire non. Et ça, c’est un petit détail, tu es passé dessus plutôt rapidement, mais en effet, c’est aussi un sujet évidemment sur le domaine de l’inclusion, mais c’est notre responsabilité de nous informer, de monter en compétences sur ces sujets, et quand on fait partie d’une </text:span><text:soft-page-break/><text:span text:style-name="T1">équipe, il faut constamment pousser les uns et les autres à s’interroger, à se questionner, à remettre en question tout ce qu’on fait chaque jour, chaque minute, et parfois, ce n’est pas facile de se remettre en question évidemment. Et alors, là-dessus, n’hésitez pas aussi, si vous vous sentez seul à porter un sujet, à pousser quelque chose, à faire appel à Richard Hanna ici présent, à Olivier Jodiano aussi qui travaille à cette mission écoresponsable, et à vous aider des référentiels publiés par la Dinum, ça permet de donner de la légitimité ces sujets-là et des points d’appui solides. Pour changer et avoir un vrai impact, c’est à nous, à chacun de changer dans ses actions au quotidien. Voilà, je voulais... Et puis aussi quelque chose dans les cas d’usage que tu as présentés, notamment celui du ministère de la Transition écologique, la manière dont ils ont approché le sujet, c’était, un, sensibiliser, sensibiliser, former les équipes, c’est vrai sur tous les sujets...</text:span></text:p>
      <text:p text:style-name="P5"><text:span text:style-name="T1">– C’est la première étape. On l’a un petit peu traité dans le référentiel. Effectivement, comme tu l’as dit, d’ailleurs, je n’envisage pas que les équipes de conception de service numérique ne soient pas impliquées dans la conception... Dans le code, on parle aujourd’hui de « pisseur » de code, je vois mal aujourd’hui comment on peut continuer à faire une démarche comme ça en cycle en V où on a un cahier des charges et en produit, derrière, on pisse du code et on ne réfléchit pas sur la solution, donc effectivement, revoir les paradigmes et les approches agiles, les approches de recherche utilisateur, comme vous l’avez traité dans la précédente formation. C’est très, très important, et je pense que tout le monde a son mot à dire, en fait, et pas qu’il n’y ait qu’un chef qui décide de tel ou tel sujet sur l’accessibilité, sur l’écoconception, ou que ce soit juste un sujet de développeur...</text:span></text:p>
      <text:p text:style-name="P5"><text:span text:style-name="T1">– Ou de développeuse.</text:span></text:p>
      <text:p text:style-name="P5"><text:span text:style-name="T1">– Bien évidemment.</text:span></text:p>
      <text:p text:style-name="P5"><text:span text:style-name="T1">– Tout à fait. On va passer aux questions. Merci d’avoir posé des questions, c’est top parce qu’on a vraiment le temps, on va pouvoir prendre le temps de répondre à toutes ces questions, et n’hésitez pas si, au fil des réponses de Richard, vous avez d’autres questions...</text:span></text:p>
      <text:p text:style-name="P5"><text:span text:style-name="T1">– J’ai chaud !</text:span></text:p>
      <text:p text:style-name="P5"><text:span text:style-name="T1">–: Le striptease a démarré...</text:span></text:p>
      <text:p text:style-name="P5"><text:span text:style-name="T1">Suite à la loi REEN (Réduire l’empreinte environnementale du numérique), certaines bonnes pratiques ont été fixées, à quand des obligations auprès des opérateurs de téléphone ?</text:span></text:p>
      <text:p text:style-name="P5"><text:soft-page-break/><text:span text:style-name="T1">– Je n’ai pas le détail, le sujet du jour, c’était surtout l’écoconception, et les sujets du numérique, de l’achat, etc., je ne sais pas s’il peut compléter la question, mais il y a une obligation qui va entrer en vigueur le 1</text:span><text:span text:style-name="T2">er</text:span><text:span text:style-name="T1"> janvier, c’est effectivement pour tous les opérateurs d’indiquer sur les factures, les fournisseurs d’accès Internet, quel est l’équivalent en émission de gaz à effet de serre de la consommation de data. Ça a été sujet à gros débat, d’ailleurs, est-ce qu’on peut avoir une équivalente donnée, équivalente en empreinte environnementale ? Ça a été acté et travaillé notamment par l’ADEME et ça arrive au 1</text:span><text:span text:style-name="T2">er</text:span><text:span text:style-name="T1"> janvier. Je ne sais pas si c’était la question...</text:span></text:p>
      <text:p text:style-name="P5"><text:span text:style-name="T1">– C’est en lien avec les forfaits qui sont parfois poussés par les opérateurs sur les nouveaux smartphones.</text:span></text:p>
      <text:p text:style-name="P5"><text:span text:style-name="T1">– Oui, il y a eu un sujet sur le subventionnement des téléphones, ce n’est pas un sujet que je suis de près, mais il y a eu un rapport sur l’impact du subventionnement des téléphones avec un écart de deux ou trois mois, on garde deux ou trois mois moins longtemps un téléphone subventionné.</text:span></text:p>
      <text:p text:style-name="P5"><text:span text:style-name="T1">– Autre question : quel est l’intérêt environnemental de remplacer Google Map par Open Street Map ?</text:span></text:p>
      <text:p text:style-name="P5"><text:span text:style-name="T1"><text:s/>– J’ai expliqué, pour les enjeux d’écoconception, que ce n’était pas simplement un remplacement, mais vraiment une refonte complète de l’ergonomie du parcours utilisateur. Plutôt que de pousser une carte dès le début, elle n’arrive qu’à la fin à la demande de l’utilisateur, c’est-à-dire qu’il va plutôt chercher des informations et atterrir sur une fiche et, ensuite, avoir à disposition la carte. Après, le remplacement d’une carte Google qui vient avec ses cookies, avec ses trackers, c’est plutôt des enjeux de souveraineté, de respect de la vie privée. Après, il faut évaluer : est-ce que c’est moins lourd, est-ce que c’est plus lourd... ? Mais sur cette dernière question, c’est surtout le parcours utilisateur qui a été relevé.</text:span></text:p>
      <text:p text:style-name="P5"><text:span text:style-name="T1">– Très bien. Ensuite, une question de Laurent : tu as évoqué en début de session des services numériques, tu dis aussi que le référentiel général de l’écoconception des services numériques est générique, comment l’appliquer correctement à un service numérique précis ?</text:span></text:p>
      <text:p text:style-name="P5"><text:span text:style-name="T1">– Justement, on a travaillé sur vraiment des formulations assez génériques pour que ça puisse être applicable au maximum de contextes. Après, on sait que certaines questions ne sont pas applicables, c’est pour ça qu’on indique qu’on peut répondre par oui, non ou non applicable selon son contexte. C’est ce qui nous a demandé le plus d’efforts et le plus de travail, de rendre chaque critère agnostique d’une technologique.</text:span></text:p>
      <text:p text:style-name="P5"><text:soft-page-break/><text:span text:style-name="T1">– Et d’ailleurs, il y avait une question un peu liée de Clément Lucas qui demande si ce référentiel nécessite une formation pour sa prise en main ?</text:span></text:p>
      <text:p text:style-name="P5"><text:span text:style-name="T1">– A l’heure actuelle, il n’y a pas de formation. Après, je pense que tout le monde peut se lancer sur le sujet. Après, comme je l’ai indiqué, pour chaque critère, on indique l’objectif, des exemples de mise en œuvre et un exemple de moyen de contrôle. Donc, dans l’idée, en fait, il est autoportant, le référentiel. On peut regarder chaque question, essayer d’y répondre en regardant la mise en œuvre, etc. Tout n’est pas parfait, c’est pour ça qu’on a fait une consultation publique, on va revoir le référentiel, il n’est pas amené non plus à être complètement bouleversé. Il est en version bêta, il va passer en version 1, mais dans l’idée... Là, on travaille avec nos référents ministère avec le designer que j’ai cité tout à l’heure aussi, Gauthier Roussilhe, sur l’écoconception, on travaille aussi sur des guides, des questions, des choses qui peuvent aussi vous apporter un complément par rapport au référentiel. D’ailleurs, on travaille aussi avec l’équipe design sur... Je ne sais pas s’il faut en parler, mais il y a aussi un guide de conception de service public qui va arriver en 2022 qui contiendrai des sujets de soutenabilité, d’écoconception, et on espère avec ces référentiels vous fournir le maximum d’informations. On ne pourra pas vous accompagner pas à pas, mais au moins vous apporter les premiers éléments pour vous faire avancer, en fait.</text:span></text:p>
      <text:p text:style-name="P5"><text:span text:style-name="T1">– D’ailleurs, combien de contributions est-ce que vous avez reçues sur l’open... ?</text:span></text:p>
      <text:p text:style-name="P5"><text:span text:style-name="T1">– Sur la consultation publique ?</text:span></text:p>
      <text:p text:style-name="P5"><text:span text:style-name="T1">– Oui.</text:span></text:p>
      <text:p text:style-name="P5"><text:span text:style-name="T1">– Je n’ai pas compté, mais... Je ne sais pas si c’est en nombre de contributions ou de contributeurs. Il doit y avoir une soixantaine de contributeurs. Le nombre de contributions, c’est difficilement quantifiable, sans doute proche de 200 éléments, quoi. Notamment d’acteurs privés, d’associations, de think tanks aussi, le Shift* Up projet, notamment, qui a aussi fait une publication, mais aussi des ministères, bien évidemment.</text:span></text:p>
      <text:p text:style-name="P5"><text:span text:style-name="T1">– Très bien. Une autre question peut-être plus technique. Tu as mentionné que le référentiel était disponible au format CSV et Json, pourquoi ce format ? Il ou elle imagine que c’est pour les auto-audits, mais tu peux peut-être développer ?</text:span></text:p>
      <text:p text:style-name="P5"><text:span text:style-name="T1">– c’était proposer sous différents formats le référentiel, la base étant la version Web, il y a un export disponible en Csv pour ceux qui sont </text:span><text:soft-page-break/><text:span text:style-name="T1">adeptes des outils de type tableurs. Sans citer Excel, voilà... Et puis Json, éventuellement, si quelqu’un veut intégrer ça, ce format, finalement, c’est une forme d’API, ce n’est pas une API, c’est un fichier stocké, mais si vous voulez intégrer l’ensemble des contenus, vous y avez accès directement en Json. On ne sait pas ce qu’il peut advenir, notamment le format Json, ça peut faire émerger des outils, des extensions, des intégrations dans les outils de développement, des outils de designer... Si vous développez des outils qui utilisent ce fichier Json, bien sûr, faites-le-nous savoir et puis, bien sûr, on mettra en avant votre solution si elle est open source et libre bien évidemment !</text:span></text:p>
      <text:p text:style-name="P5"><text:span text:style-name="T1">– Et ça peut être intéressant de voir comment vous vous en emparez pour diffuser ces pratiques et donner envie à plus de personnes.</text:span></text:p>
      <text:p text:style-name="P5"><text:span text:style-name="T1">– D’ailleurs, j’en profite, s’il y a des retours d’expérience d’applications du référentiel, on est preneur parce qu’on a une page retours d’expérience sur le référentiel qui permet justement de pointer sur des documentations de la démarche pour pouvoir inspirer d’autres personnes ou voir un peu les écueils, comment répondre à ces écueils, etc.</text:span></text:p>
      <text:p text:style-name="P5"><text:span text:style-name="T1">– Merci. Il y avait une question sur, tu l’as mentionné plusieurs fois, le fait que ce n’est pas que les développeurs et développeuses, pour écoconcevoir, et il y a une question d’Arnaud là-dessus : pourquoi est-ce qu’on ne peut pas écoconcevoir du code ? Je peux vous faire du code qui fait chauffer la machine, il y a des codes qui nécessitent beaucoup plus de ressources, de serveurs... Est-ce que tu peux développer un petit peu plus ce sujet ?</text:span></text:p>
      <text:p text:style-name="P5"><text:span text:style-name="T1">– Je l’ai un peu dit durant la présentation. En fait, on ne peut pas écoconcevoir du code puisque c’est de l’optimisation algorithmique, optimisation de l’architecture logicielle, etc. Donc, effectivement, pour moi, ça fait partie des bonnes pratiques normales de développement, en fait, de veiller à ce que ce soit le plus sobre possible. Pourquoi je dis que ce n’est pas une écoconception ? Parce que ça n’implique un seul métier, et c’est juste de l’optimisation du code, ce n’est pas une revue des besoins et de la réponse apporté à un besoin. Vraiment, un changement des fonctionnalités. Donc, on garde la même fonctionnalité et on l’optimise. Pour moi, ça, ce n’est pas de l’écoconception.</text:span></text:p>
      <text:p text:style-name="P5"><text:span text:style-name="T1">– Très bien. Très clair. Franck Balladier pose une question intéressante : quid de l’amélioration des services en place sans refonte ? Comment est-ce qu’on applique des améliorations de l’environnement sans repartir de zéro, pour de l’amélioration continue, comment est-ce qu’on priorise ?</text:span></text:p>
      <text:p text:style-name="P5"><text:soft-page-break/><text:span text:style-name="T1"><text:s/>– C’est une très bonne question, comme toutes les questions. Effectivement, lorsqu’il ne s’agit pas d’une refonte, il y a plusieurs stratégies, ça peut être se fixer des objectifs, et d’ailleurs, il y a quelques critères dans le référentiel là-dessus, des critères techniques, si vous développez une application Web, par exemple, c’est se fixer un nombre maximum de requêtes par écran, un nombre maximum de poids téléchargé par écran... Ça peut être un bon indicateur. Se fixer un budget à la fois de contenu et un budget aussi performance, car l’écoconception a pour conséquence de la performance, et donc, à l’inverse, il faut faire attention à ce sujet-là. Dans ce cas, on ne peut pas mesurer l’avant-après, mais déjà se fixer des objectifs assez contraints et pas forcément... J’entends souvent que de se poser trop de contraintes, ce sont des freins à l’innovation. Pas du tout. C’est justement de là que naît l’innovation. L’innovation arrive quand il y a des contraintes. Aujourd’hui, dans le Web depuis l’avènement des hauts débits, de la 4G, de la 5G, il n’y a plus de limite, en fait. Et du coup, on s’en fiche, on met des trucs super lourds, on produit des mastodontes, des usines à gaz comme je l’ai dit tout à l’heure, et en fait, on n’a plus du tout conscience des limites déjà infrastructurelles du numérique et on n’a pas du tout de notion des limites planétaires, du coup.</text:span></text:p>
      <text:p text:style-name="P5"><text:span text:style-name="T1">– Et le parallèle peut être fait avec le design de service et l’expérience utilisateur. Nous, tous les jours, on travaille sur des grosses démarches administratives de l’Etat, qui sont des vieux mammouths qui existent depuis des années, et on déploie des commandes UX pour les simplifier et les rendre plus accessibles, et évidemment, ça passe par simplifier, supprimer, se poser la question de : est-ce qu’on a besoin de demander ce document ? Est-ce qu’on a besoin d’envoyer l’utilisateur ici avant qu’il passe par là ? C’est vraiment : comment est-ce qu’on simplifie ? Comment est-ce qu’on affine l’expérience au global et comment on la rend plus simple ? Et après, il y a les sujets de langage, comment on utilise moins de mots... En gros, c’est moins, moins, moins. Et ça, ça peut se faire en continu et sur des vieux services et ça peut alléger non seulement l’empreinte environnementale, mais aussi alléger les coûts pour les équipes parce qu’il y a moins de tests à faire, il y a moins de code à maintenir, il y a moins de moins, de moins, de moins...</text:span></text:p>
      <text:p text:style-name="P5"><text:span text:style-name="T1">– Et les enjeux de sécurité. On en a parlé tout à l’heure.</text:span></text:p>
      <text:p text:style-name="P5"><text:span text:style-name="T1">– Moins de blocages potentiels pour les usagers... C’est juste que du plus. Il faut se pousser à suivre notre paresse et à vouloir faire moins car on est </text:span><text:soft-page-break/><text:span text:style-name="T1">tous paresseux par nature ! Tu parlais d’Excel tout à l’heure, c’est des dizaines et des dizaines de fonctionnalités, et pourtant, la plupart des utilisateurs, 80% des utilisateurs en utilisent 20%, donc, où sont ces 20% ? Et focalisons-nous là-dessus et arrêtons cette poursuite du plus, plus, plus. Bonne question de Xavier : est-ce qu’il y a un réseau européen ou international de référence sur le numérique responsable ?</text:span></text:p>
      <text:p text:style-name="P5"><text:span text:style-name="T1">– Sur l’écoconception, sur le numérique responsable ?</text:span></text:p>
      <text:p text:style-name="P5"><text:span text:style-name="T1">– Sur le numérique responsable, oui.</text:span></text:p>
      <text:p text:style-name="P5"><text:span text:style-name="T1">– Il y a l’Institut du numérique responsable qui a maintenant une entité en Suisse, une entité en Belgique. Après, au niveau européen, peut-être signaler aujourd’hui l’AFNOR Spec, la mission interministérielle y contribue. L’AFNOR Spec écoconception... Ce qui nous a intéressé le plus dedans, c’est que ça porte le message au niveau européen, voire international, pour avoir une normalisation de l’écoconception de services numériques, car les normes ISO actuelles, c’est sur l’écoconception de services et de produits au sens général, donc avoir une AFNOR Spec dédiée à l’écoconception des services numériques permettra de normaliser au niveau international. Ce n’est pas tout de suite. On y travaille encore. C’est un sujet porté par l’Afnor, et ça reste une spécification pour l’instant avant que ça devienne une norme, mais voilà, on avance.</text:span></text:p>
      <text:p text:style-name="P5"><text:span text:style-name="T1">– Alors, tout à l’heure, tu nous as donné beaucoup de conseils de lecture, mais Fabrice Bory te demande : aurais-tu quelques sites à recommander pour effectuer une veille sur le sujet ?</text:span></text:p>
      <text:p text:style-name="P5"><text:span text:style-name="T1">– Des sites sur l’écoconception...</text:span></text:p>
      <text:p text:style-name="P5"><text:span text:style-name="T1">– Il me semble que tu suggérais plutôt de suivre certaines personnes qui se positionnent sur le sujet, mais voilà, est-ce qu’il y a d’autres choses... ?</text:span></text:p>
      <text:p text:style-name="P5"><text:span text:style-name="T1">– Non, sur Internet, c’est difficile. Je dirais qu’il y a Gauthier Roussilhe que j’ai abondamment cité. Après, je pense qu’il faut faire une veille active déjà sur les réseaux sociaux, etc., même si on n’aime pas les réseaux sociaux, ça permet d’avoir accès à plein d’informations. Je n’ai pas d’autres éléments comme ça qui me reviennent.</text:span></text:p>
      <text:p text:style-name="P5"><text:span text:style-name="T1">– Très bien. Une question de Julia qui est en charge d’une démarche administrative qui nous dit : que puis-je faire dès demain ? Quel levier ? J’ai envie de dire dès aujourd’hui, Julia ! Quels sont les leviers concrets ? C’est peut-être bien de les rappeler.</text:span></text:p>
      <text:p text:style-name="P5"><text:span text:style-name="T1">– Justement, on va y travailler. Quels sont les premiers pas ? Le référentiel ne suffit pas, mais je prendrais exemple sur le ministère de la </text:span><text:soft-page-break/><text:span text:style-name="T1">Transition écologique avec son retour d’expérience, je pense que le premier, c’est de sensibiliser l’ensemble de l’équipe à travers peut-être juste une initiation, faire la fresque du numérique... On a aussi, sur le site ecoresponsable.numerique.gouv.fr, une partie formation, notamment celle de ce matin... Ce n’est pas vraiment une formation, ce matin, c’est une initiation. Après, il y a des MOOC qu’on a référencés sur cette page formation, le MOOC de l’INR, le MOOC dernièrement de l’Inria sur les impacts environnementaux du numérique, pas spécialement sur l’écoconception, voilà. Je pense que la première partie, ce sera ça : sensibiliser l’ensemble de l’équipe sur ces enjeux-là. Et voilà, d’un peu éliminer toutes les idées reçues sur les data centers, sur la consommation d’électricité. Ce n’est pas ça, seulement, les enjeux. Et puis se former et, lorsque vous avez votre démarche d’écoconception, c’est vraiment de documenter la démarche, documenter et publier la démarche en open data, évidemment, pour avoir des retours, pour inspirer d’autres personnes, etc.</text:span></text:p>
      <text:p text:style-name="P5"><text:span text:style-name="T1">– D’ailleurs, dans le chat, je vois que Franck mentionne la fresque du numérique, on peut peut-être mettre le lien, d’ailleurs ?</text:span></text:p>
      <text:p text:style-name="P5"><text:span text:style-name="T1">– Oui, effectivement, je viens de le citer...</text:span></text:p>
      <text:p text:style-name="P5"><text:span text:style-name="T1"><text:s/>– Pardon, je n’avais pas entendu. Il y a aussi les designers éthiques que l’on connaît bien aussi, qui évidemment...</text:span></text:p>
      <text:p text:style-name="P5"><text:span text:style-name="T1">– Ah oui, oui. Tu fais bien de le préciser.</text:span></text:p>
      <text:p text:style-name="P5"><text:span text:style-name="T1">– Peut-être qu’on peut les...</text:span></text:p>
      <text:p text:style-name="P5"><text:span text:style-name="T1">– Oui, effectivement.</text:span></text:p>
      <text:p text:style-name="P5"><text:span text:style-name="T1">– Mettre dans le chat.</text:span></text:p>
      <text:p text:style-name="P5"><text:span text:style-name="T1">– Ils ont publié un guide d’écoconception pour les designers, et effectivement, il y a toute la marche à suivre et, d’ailleurs, les contributeurs du guide, que je salue au passage, Aurélie et Anne, ont contribué abondamment au référentiel d’écoconception. Donc, voilà, l’idée, c’était que le RGESN ne vienne pas remplacer ce qui a été produit mais vienne sous forme de cadre général, donc bien évidemment, on a sollicité tous les acteurs qui ont déjà travaillé sur le sujet et qui ont répondu bien volontiers.</text:span></text:p>
      <text:p text:style-name="P5"><text:span text:style-name="T1">– On peut faire une parenthèse et parler de la fresque du climat qui est aussi quelque chose à faire dans vos entreprises, avec vos amis pour Noël, c’est peut-être ça à faire le 31 décembre avec vos amis ! </text:span></text:p>
      <text:p text:style-name="P5"><text:span text:style-name="T1">– Une soirée déprimante alors ?</text:span></text:p>
      <text:p text:style-name="P5"><text:span text:style-name="T1">– Un peu. </text:span></text:p>
      <text:p text:style-name="P5"><text:soft-page-break/><text:span text:style-name="T1">Arnaud a dit : j’ai vu que l’ADEME avait financé des audits optimisation éco de sites Web, que pensez-vous de cette approche ?</text:span></text:p>
      <text:p text:style-name="P5"><text:span text:style-name="T1">– Très bien. Merci l’ADEME ! L’ADEME fait partie des membres de la mission. On échange beaucoup avec eux. Après, sur l’aspect financement, je ne peux pas m’exprimer là-dessus, c’est leur sujet. On n’a pas d’échange là-dessus. C’est très bien qu’ils puissent financer des démarches d’écoconception notamment de services numériques, donc regardez un peu ce qu’ils proposent comme financement, je n’ai pas les détails, mais il y a des sujets de financement effectivement.</text:span></text:p>
      <text:p text:style-name="P5"><text:span text:style-name="T1">– Très bien. Une question d’Anaïs qui arrive un peu au début. Quand vous parlez d’impacts environnementaux, ça inclut bien les impacts sociaux ou c’est un terme générique pour impact global ?</text:span></text:p>
      <text:p text:style-name="P5"><text:span text:style-name="T1">– Après, comme je l’ai cité, les impacts sociaux ne sont jamais loin. Il y a plusieurs types d’impacts sociaux, il y a les impacts sociaux qui sont produits loin de la France, loin de la Métropole, notamment liés à la fabrication, l’extraction des minerais, la fabrication dans les usines qui sont dans les pays du sud-est asiatique, avec des problèmes de surcadencement, des suicides. C’est vrai que je ne l’ai pas forcément cité, mais il y a ces problèmes sociaux-là. Et globalement, il y a un problème, des problèmes sociaux au sens général même ici en France, des problèmes sanitaires liés à l’usage du numérique, donc ce n’est pas que environnemental. Aujourd’hui, on utilise vraiment trop de numérique, et je m’inclus dedans, on est trop accrochés au téléphone, il y a vraiment une captation de l’attention énorme qui est générée artificiellement aussi par les plateformes, par les réseaux sociaux, et encore une fois, je m’inclus dedans, je suis moi-même victime de ça. Et oui, il y a concrètement un problème aussi d’inclusion, un problème de sujet d’accessibilité qu’on connaît très bien à la Dinum, et puis bien sûr de tout ce qui est aspect fracture numérique, je l’ai abondamment cité aussi, le fait qu’un service numérique qui ne fonctionne pas sur un vieil équipement crée de la fracture numérique, de l’exclusion. Je suis chômeur, j’ai un vieux téléphone, je ne sais pas, iPhone 5, et je n’accède pas à l’application Pôle Emploi, c’est dommage.</text:span></text:p>
      <text:p text:style-name="P5"><text:span text:style-name="T1">– C’est aussi un sujet d’augmenter l’audience, de permettre à plus de personnes d’accéder à votre service.</text:span></text:p>
      <text:p text:style-name="P5"><text:span text:style-name="T1">– Exactement.</text:span></text:p>
      <text:p text:style-name="P5"><text:soft-page-break/><text:span text:style-name="T1">– Tout comme l’inclusion des services. Justement, on parle de vieux terminaux, il y avait une question de Jihes concernant l’obsolescence : quid des mises à jour de sécurité sur ces vieux terminaux ?</text:span></text:p>
      <text:p text:style-name="P5"><text:span text:style-name="T1">– En fait, on nous demande souvent ça. Quand on parle de faire en sorte de faire fonctionner sur un vieil équipement, dans l’idée, nous, on n’a pas la possibilité d’agir aujourd’hui sur les éditeurs de systèmes d’exploitation. Le référentiel justement ne concerne pas les systèmes d’exploitation, tout simplement parce qu’il faut choisir ses combats, et aujourd’hui, le combat par l’obsolescence induite par les systèmes d’exploitation ne se joue pas à notre niveau mais au niveau européen et des Etats. Il faut une volonté politique assez forte. Bien évidemment, l’Europe est engagée là-dessus, il y a un sujet vraiment lié à ça. Après, nous, dans le référentiel, on pousse vers ça en disant que ça doit fonctionner sur les équipements les plus anciens possibles, mais on ne dit pas qu’il ne faut pas faire les mises à jour de sécurité, bien évidemment, il faut les faire. Après, il y a des sujets qui étaient dans la loi anti -gaspillage et pour l’économie circulaire qui sont aussi dans la loi de novembre dernier pour la réduction de l’empreinte environnementale du numérique. C’est la séparation des mises à jour correctives et des mises à jour évolutives. Mais ça vise surtout les systèmes d’exploitation, les applications propriétaires etc.</text:span></text:p>
      <text:p text:style-name="P5"><text:span text:style-name="T1">– Une question très intéressante de Benjamin Duhamel : le management, les décideurs sont-ils suffisamment sensibilisés ? Ça a un coût sur les projets, moins de temps, plus d’argent, ce n’est pas toujours bien compris par les hiérarchies.</text:span></text:p>
      <text:p text:style-name="P5"><text:span text:style-name="T1">– Effectivement, les managers et les directeurs de projet doivent être sensibilisés et formés sur le sujet, c’est même les premiers à devoir être formés selon moi. Sinon... C’est vrai que si on n’a pas les décideurs sur le sujet, c’est un peu dommage. Ça ne permettra pas d’avancer. Après, est-ce qu’il y a surcoût ? Je ne sais pas, en fait. Tout dépendra du contexte. Le surcoût de la qualité... Faire de la qualité, est-ce que c’est un surcoût ? Je ne sais pas. Tu me diras, Marine !</text:span></text:p>
      <text:p text:style-name="P5"><text:span text:style-name="T1">– Non, bien sûr que non ! Puisque qualité...</text:span></text:p>
      <text:p text:style-name="P5"><text:span text:style-name="T1">– L’accessibilité ne doit pas être un surcoût.</text:span></text:p>
      <text:p text:style-name="P5"><text:span text:style-name="T1">– Moins de fonctionnalités, moins de choses à gérer et à maintenir, et en plus de ça, on itère, on essaye d’être plus dans l’agilité, c’est-à-dire qu’on va avoir des retours très régulièrement des usagers aussi sur ce qu’on produit, qu’on peut ajuster au fil, donc ne pas être dans une situation d’un </text:span><text:soft-page-break/><text:span text:style-name="T1">service sur lequel on a dépensé beaucoup d’argent et où la valeur n’est pas bien comprise quand on le sort.</text:span></text:p>
      <text:p text:style-name="P5"><text:span text:style-name="T1">– Après, il y a un sujet notamment dans l’administration publique, il y a des... C’est vent debout contre l’agilité, de ce que je constate aujourd’hui, il y a beaucoup d’exemples de développements de logiciels ou de services numériques, sous-entendu avec des approches agiles, mais en fait, c’était du cycle en V avec des cahiers des charges et avec une démarche d’itération façon agile, mais en fait, ce n’est pas de l’agilité. Il y a déjà une incompréhension de l’agilité, une mauvaise application de l’agilité. Je pense que, malheureusement, on a encore plein de sujets sur lesquels il faut monter en compétences sur l’agilité, sur l’accessibilité...</text:span></text:p>
      <text:p text:style-name="P5"><text:span text:style-name="T1">Et là, on rajoute notre sujet écoconception. Je ne sais pas si, vraiment... Je ne veux pas être pessimiste, mais il faut qu’on fasse un lot commun, ne pas siloter les sujets.</text:span></text:p>
      <text:p text:style-name="P5"><text:span text:style-name="T1">– C’est pour ça qu’on est ensemble aujourd’hui.</text:span></text:p>
      <text:p text:style-name="P5"><text:span text:style-name="T1">– Exactement.</text:span></text:p>
      <text:p text:style-name="P5"><text:span text:style-name="T1">– Et d’ailleurs, c’est aussi pour ça que, nous, on fait ces formations, ces sensibilisations parce que c’est en effet essentiel que les décideurs et décideuses aient bien en tête ces sujets-là. Et alors, au-delà des sujets d’inclusion, etc., pour moi, c’est toujours aussi pour le bien-être des équipes et pour qu’elles se rappellent de ce pour quoi elles se réveillent le matin, et donc, concevoir des services plus respectueux, plus simples, plus accessibles, finalement, on est plus heureux dans sa vie...</text:span></text:p>
      <text:p text:style-name="P5"><text:span text:style-name="T1">– C’est ça, des services numériques plus respectueux de l’humain, de l’environnement, du vivant de façon générale.</text:span></text:p>
      <text:p text:style-name="P5"><text:span text:style-name="T1">– Une petite question sur : est-ce que YouTube est la meilleure plateforme pour cette formation ? Pas forcément ! On est en train d’étudier des options pour 2022. On n’a pas eu le temps de creuser ce sujet pour cette fin d’année, mais il faut que ce soit pratique, reconsommable en replay... On est donc en train d’étudier ça.</text:span></text:p>
      <text:p text:style-name="P5"><text:span text:style-name="T1">– Même Kahoot... Bon, bref, après, il faut être pragmatique, on a nos propres dissonances. Mais il faut être pragmatique et pouvoir quand même... Je pense qu’on a quand même évalué les solutions et le coût, etc. Donc, il faut placer le bon curseur, tout simplement.</text:span></text:p>
      <text:p text:style-name="P5"><text:span text:style-name="T1">– Voilà. Il est 12h03, on va pouvoir terminer cet échange, Richard.</text:span></text:p>
      <text:p text:style-name="P5"><text:span text:style-name="T1">– Déjà ? Quoi ? Moi, je reste encore une demi-heure !</text:span></text:p>
      <text:p text:style-name="P5"><text:span text:style-name="T1">On doit se retrouver à Bercy, d’ailleurs...</text:span></text:p>
      <text:p text:style-name="P5"><text:span text:style-name="T1">– Oui, qu’est-ce qui se passe, cet après-midi ?</text:span></text:p>
      <text:p text:style-name="P5"><text:soft-page-break/><text:span text:style-name="T1">– Les trophées du numérique responsable. On va remettre un prix avec Marine sur la thématique accessibilité.</text:span></text:p>
      <text:p text:style-name="P5"><text:span text:style-name="T1">– Tout à fait.</text:span></text:p>
      <text:p text:style-name="P5"><text:span text:style-name="T1">– Il y a aussi des sujets environnementaux.</text:span></text:p>
      <text:p text:style-name="P5"><text:span text:style-name="T1">– Encore bravo pour ton pull de Noël.</text:span></text:p>
      <text:p text:style-name="P5"><text:span text:style-name="T1">– Merci. Et puis je souhaite... Merci d’avoir été nombreuses et nombreux ce matin, je vous souhaite de très bonnes fêtes de fin d’année sobrement et avec des conditions sanitaires que l’on connaît. Faites attention à vous, prenez soin de vous.</text:span></text:p>
      <text:p text:style-name="P5"><text:span text:style-name="T1">– Et on se retrouve en 2022 pour de nouvelles formations et des formats aussi ateliers où il y aura moins de monde, où ce sera plus restreint, dédiés aux agents publics de l’Etat. On a vraiment hâte de redémarrer cette année. Prenez soin de vous, reposez-vous et éteignez les réseaux sociaux peut-être pendant deux semaines !</text:span></text:p>
      <text:p text:style-name="P5"><text:span text:style-name="T1">– J’approuve. Salut.</text:span></text:p>
      <text:p text:style-name="P5"><text:span text:style-name="T1">– A bientôt, merci à toutes et tous.</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text-properties fo:color="#000000" loext:opacity="100%"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loext:opacity="100%"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icrosoft Office User</meta:initial-creator>
    <dc:creator>Ugo D</dc:creator>
    <meta:editing-cycles>4</meta:editing-cycles>
    <meta:creation-date>2021-12-22T11:18:00</meta:creation-date>
    <dc:date>2022-06-21T10:54:00</dc:date>
    <meta:editing-duration>PT2M</meta:editing-duration>
    <meta:generator>LibreOffice/7.0.2.2$MacOSX_X86_64 LibreOffice_project/8349ace3c3162073abd90d81fd06dcfb6b36b994</meta:generator>
    <meta:document-statistic meta:table-count="0" meta:image-count="0" meta:object-count="0" meta:page-count="36" meta:paragraph-count="126" meta:word-count="14987" meta:character-count="92166" meta:non-whitespace-character-count="771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